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4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9755" table:style-name="ce36">
            <text:p><text:s text:c="2"/>19 755</text:p>
          </table:table-cell>
          <table:table-cell office:value-type="float" office:value="2057" table:style-name="ce36">
            <text:p><text:s text:c="2"/>2 057</text:p>
          </table:table-cell>
          <table:table-cell office:value-type="float" office:value="966" table:style-name="ce36">
            <text:p><text:s text:c="3"/>966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16524" table:style-name="ce36">
            <text:p><text:s text:c="2"/>16 52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3603" table:style-name="ce36">
            <text:p><text:s text:c="2"/>33 603</text:p>
          </table:table-cell>
          <table:table-cell office:value-type="float" office:value="4132" table:style-name="ce36">
            <text:p><text:s text:c="2"/>4 132</text:p>
          </table:table-cell>
          <table:table-cell office:value-type="float" office:value="1775" table:style-name="ce36">
            <text:p><text:s text:c="2"/>1 7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-76" table:style-name="ce36">
            <text:p><text:s/>(-) <text:s text:c="2"/>76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27640" table:style-name="ce36">
            <text:p><text:s text:c="2"/>27 64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887" table:style-name="ce36">
            <text:p><text:s text:c="2"/>10 887</text:p>
          </table:table-cell>
          <table:table-cell office:value-type="float" office:value="617" table:style-name="ce36">
            <text:p><text:s text:c="3"/>617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9898" table:style-name="ce36">
            <text:p><text:s text:c="2"/>9 89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6734" table:style-name="ce36">
            <text:p><text:s text:c="2"/>46 7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2" table:style-name="ce36">
            <text:p><text:s text:c="2"/>2 0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238" table:style-name="ce36">
            <text:p><text:s text:c="2"/>1 238</text:p>
          </table:table-cell>
          <table:table-cell office:value-type="float" office:value="1284" table:style-name="ce36">
            <text:p><text:s text:c="2"/>1 284</text:p>
          </table:table-cell>
          <table:table-cell office:value-type="float" office:value="43378" table:style-name="ce36">
            <text:p><text:s text:c="2"/>43 378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96734" table:style-name="ce36">
            <text:p><text:s text:c="2"/>96 734</text:p>
          </table:table-cell>
          <table:table-cell office:value-type="float" office:value="4478" table:style-name="ce36">
            <text:p><text:s text:c="2"/>4 478</text:p>
          </table:table-cell>
          <table:table-cell office:value-type="float" office:value="2152" table:style-name="ce36">
            <text:p><text:s text:c="2"/>2 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283" table:style-name="ce36">
            <text:p><text:s text:c="3"/>283</text:p>
          </table:table-cell>
          <table:table-cell office:value-type="float" office:value="377" table:style-name="ce36">
            <text:p><text:s text:c="3"/>377</text:p>
          </table:table-cell>
          <table:table-cell office:value-type="float" office:value="89727" table:style-name="ce36">
            <text:p><text:s text:c="2"/>89 72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74248" table:style-name="ce37">
            <text:p><text:s text:c="2"/>74 248</text:p>
          </table:table-cell>
          <table:table-cell office:value-type="float" office:value="14789" table:style-name="ce37">
            <text:p><text:s text:c="2"/>14 789</text:p>
          </table:table-cell>
          <table:table-cell office:value-type="float" office:value="1201" table:style-name="ce37">
            <text:p><text:s text:c="2"/>1 201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2" table:style-name="ce37">
            <text:p><text:s text:c="2"/>1 772</text:p>
          </table:table-cell>
          <table:table-cell office:value-type="float" office:value="-34" table:style-name="ce37">
            <text:p><text:s/>(-) <text:s text:c="2"/>34</text:p>
          </table:table-cell>
          <table:table-cell office:value-type="float" office:value="1866" table:style-name="ce37">
            <text:p><text:s text:c="2"/>1 866</text:p>
          </table:table-cell>
          <table:table-cell office:value-type="float" office:value="56392" table:style-name="ce37">
            <text:p><text:s text:c="2"/>56 39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7539" table:style-name="ce37">
            <text:p><text:s text:c="2"/>7 539</text:p>
          </table:table-cell>
          <table:table-cell office:value-type="float" office:value="2081" table:style-name="ce37">
            <text:p><text:s text:c="2"/>2 081</text:p>
          </table:table-cell>
          <table:table-cell office:value-type="float" office:value="600" table:style-name="ce37">
            <text:p><text:s text:c="3"/>60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4778" table:style-name="ce37">
            <text:p><text:s text:c="2"/>4 77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2624" table:style-name="ce37">
            <text:p><text:s text:c="2"/>12 624</text:p>
          </table:table-cell>
          <table:table-cell office:value-type="float" office:value="721" table:style-name="ce37">
            <text:p><text:s text:c="3"/>721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-257" table:style-name="ce37">
            <text:p><text:s/>(-) <text:s text:c="2"/>257</text:p>
          </table:table-cell>
          <table:table-cell office:value-type="float" office:value="-228" table:style-name="ce37">
            <text:p><text:s/>(-) <text:s text:c="2"/>228</text:p>
          </table:table-cell>
          <table:table-cell office:value-type="float" office:value="11972" table:style-name="ce37">
            <text:p><text:s text:c="2"/>11 97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7322" table:style-name="ce37">
            <text:p><text:s text:c="2"/>27 322</text:p>
          </table:table-cell>
          <table:table-cell office:value-type="float" office:value="6453" table:style-name="ce37">
            <text:p><text:s text:c="2"/>6 453</text:p>
          </table:table-cell>
          <table:table-cell office:value-type="float" office:value="532" table:style-name="ce37">
            <text:p><text:s text:c="3"/>532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9" table:style-name="ce37">
            <text:p><text:s text:c="3"/>809</text:p>
          </table:table-cell>
          <table:table-cell office:value-type="float" office:value="381" table:style-name="ce37">
            <text:p><text:s text:c="3"/>381</text:p>
          </table:table-cell>
          <table:table-cell office:value-type="float" office:value="1244" table:style-name="ce37">
            <text:p><text:s text:c="2"/>1 244</text:p>
          </table:table-cell>
          <table:table-cell office:value-type="float" office:value="19093" table:style-name="ce37">
            <text:p><text:s text:c="2"/>19 09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60859" table:style-name="ce37">
            <text:p><text:s text:c="2"/>60 859</text:p>
          </table:table-cell>
          <table:table-cell office:value-type="float" office:value="4199" table:style-name="ce37">
            <text:p><text:s text:c="2"/>4 199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1" table:style-name="ce37">
            <text:p><text:s text:c="3"/>921</text:p>
          </table:table-cell>
          <table:table-cell office:value-type="float" office:value="868" table:style-name="ce37">
            <text:p><text:s text:c="3"/>868</text:p>
          </table:table-cell>
          <table:table-cell office:value-type="float" office:value="1789" table:style-name="ce37">
            <text:p><text:s text:c="2"/>1 789</text:p>
          </table:table-cell>
          <table:table-cell office:value-type="float" office:value="54777" table:style-name="ce37">
            <text:p><text:s text:c="2"/>54 77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9759" table:style-name="ce36">
            <text:p><text:s text:c="2"/>29 759</text:p>
          </table:table-cell>
          <table:table-cell office:value-type="float" office:value="3777" table:style-name="ce36">
            <text:p><text:s text:c="2"/>3 777</text:p>
          </table:table-cell>
          <table:table-cell office:value-type="float" office:value="818" table:style-name="ce36">
            <text:p><text:s text:c="3"/>8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515" table:style-name="ce36">
            <text:p><text:s text:c="3"/>515</text:p>
          </table:table-cell>
          <table:table-cell office:value-type="float" office:value="24649" table:style-name="ce36">
            <text:p><text:s text:c="2"/>24 64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8131" table:style-name="ce36">
            <text:p><text:s text:c="2"/>8 131</text:p>
          </table:table-cell>
          <table:table-cell office:value-type="float" office:value="458" table:style-name="ce36">
            <text:p><text:s text:c="3"/>45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7498" table:style-name="ce36">
            <text:p><text:s text:c="2"/>7 49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4669" table:style-name="ce36">
            <text:p><text:s text:c="2"/>24 669</text:p>
          </table:table-cell>
          <table:table-cell office:value-type="float" office:value="2034" table:style-name="ce36">
            <text:p><text:s text:c="2"/>2 034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952" table:style-name="ce36">
            <text:p><text:s text:c="3"/>952</text:p>
          </table:table-cell>
          <table:table-cell office:value-type="float" office:value="21548" table:style-name="ce36">
            <text:p><text:s text:c="2"/>21 54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7448" table:style-name="ce36">
            <text:p><text:s text:c="2"/>27 448</text:p>
          </table:table-cell>
          <table:table-cell office:value-type="float" office:value="3155" table:style-name="ce36">
            <text:p><text:s text:c="2"/>3 155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6" table:style-name="ce36">
            <text:p><text:s text:c="2"/>1 646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2194" table:style-name="ce36">
            <text:p><text:s text:c="2"/>2 194</text:p>
          </table:table-cell>
          <table:table-cell office:value-type="float" office:value="21693" table:style-name="ce36">
            <text:p><text:s text:c="2"/>21 69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5390" table:style-name="ce36">
            <text:p><text:s text:c="2"/>15 390</text:p>
          </table:table-cell>
          <table:table-cell office:value-type="float" office:value="2393" table:style-name="ce36">
            <text:p><text:s text:c="2"/>2 393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8" table:style-name="ce36">
            <text:p><text:s text:c="3"/>918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1123" table:style-name="ce36">
            <text:p><text:s text:c="2"/>1 123</text:p>
          </table:table-cell>
          <table:table-cell office:value-type="float" office:value="11815" table:style-name="ce36">
            <text:p><text:s text:c="2"/>11 81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672" table:style-name="ce37">
            <text:p><text:s text:c="2"/>8 6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4" table:style-name="ce37">
            <text:p><text:s text:c="3"/>9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48" table:style-name="ce37">
            <text:p><text:s text:c="2"/>7 74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6738" table:style-name="ce37">
            <text:p><text:s text:c="2"/>26 738</text:p>
          </table:table-cell>
          <table:table-cell office:value-type="float" office:value="4383" table:style-name="ce37">
            <text:p><text:s text:c="2"/>4 383</text:p>
          </table:table-cell>
          <table:table-cell office:value-type="float" office:value="1643" table:style-name="ce37">
            <text:p><text:s text:c="2"/>1 643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1" table:style-name="ce37">
            <text:p><text:s text:c="2"/>1 191</text:p>
          </table:table-cell>
          <table:table-cell office:value-type="float" office:value="544" table:style-name="ce37">
            <text:p><text:s text:c="3"/>544</text:p>
          </table:table-cell>
          <table:table-cell office:value-type="float" office:value="1751" table:style-name="ce37">
            <text:p><text:s text:c="2"/>1 751</text:p>
          </table:table-cell>
          <table:table-cell office:value-type="float" office:value="18961" table:style-name="ce37">
            <text:p><text:s text:c="2"/>18 96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51674" table:style-name="ce37">
            <text:p><text:s text:c="2"/>251 6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7" table:style-name="ce37">
            <text:p><text:s text:c="3"/>7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86" table:style-name="ce37">
            <text:p><text:s text:c="2"/>3 486</text:p>
          </table:table-cell>
          <table:table-cell office:value-type="float" office:value="3486" table:style-name="ce37">
            <text:p><text:s text:c="2"/>3 486</text:p>
          </table:table-cell>
          <table:table-cell office:value-type="float" office:value="247391" table:style-name="ce37">
            <text:p><text:s text:c="2"/>247 39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93157" table:style-name="ce37">
            <text:p><text:s text:c="2"/>93 157</text:p>
          </table:table-cell>
          <table:table-cell office:value-type="float" office:value="7564" table:style-name="ce37">
            <text:p><text:s text:c="2"/>7 564</text:p>
          </table:table-cell>
          <table:table-cell office:value-type="float" office:value="2323" table:style-name="ce37">
            <text:p><text:s text:c="2"/>2 3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239" table:style-name="ce37">
            <text:p><text:s text:c="3"/>239</text:p>
          </table:table-cell>
          <table:table-cell office:value-type="float" office:value="83031" table:style-name="ce37">
            <text:p><text:s text:c="2"/>83 03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8968" table:style-name="ce37">
            <text:p><text:s text:c="2"/>18 968</text:p>
          </table:table-cell>
          <table:table-cell office:value-type="float" office:value="2485" table:style-name="ce37">
            <text:p><text:s text:c="2"/>2 485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2" table:style-name="ce37">
            <text:p><text:s text:c="3"/>502</text:p>
          </table:table-cell>
          <table:table-cell office:value-type="float" office:value="505" table:style-name="ce37">
            <text:p><text:s text:c="3"/>505</text:p>
          </table:table-cell>
          <table:table-cell office:value-type="float" office:value="15116" table:style-name="ce37">
            <text:p><text:s text:c="2"/>15 11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34398" table:style-name="ce36">
            <text:p><text:s text:c="2"/>134 398</text:p>
          </table:table-cell>
          <table:table-cell office:value-type="float" office:value="26553" table:style-name="ce36">
            <text:p><text:s text:c="2"/>26 553</text:p>
          </table:table-cell>
          <table:table-cell office:value-type="float" office:value="1134" table:style-name="ce36">
            <text:p><text:s text:c="2"/>1 134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13" table:style-name="ce36">
            <text:p><text:s text:c="2"/>8 813</text:p>
          </table:table-cell>
          <table:table-cell office:value-type="float" office:value="1029" table:style-name="ce36">
            <text:p><text:s text:c="2"/>1 029</text:p>
          </table:table-cell>
          <table:table-cell office:value-type="float" office:value="9877" table:style-name="ce36">
            <text:p><text:s text:c="2"/>9 877</text:p>
          </table:table-cell>
          <table:table-cell office:value-type="float" office:value="96834" table:style-name="ce36">
            <text:p><text:s text:c="2"/>96 83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3942" table:style-name="ce36">
            <text:p><text:s text:c="2"/>13 942</text:p>
          </table:table-cell>
          <table:table-cell office:value-type="float" office:value="1506" table:style-name="ce36">
            <text:p><text:s text:c="2"/>1 506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2" table:style-name="ce36">
            <text:p><text:s text:c="3"/>642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691" table:style-name="ce36">
            <text:p><text:s text:c="3"/>691</text:p>
          </table:table-cell>
          <table:table-cell office:value-type="float" office:value="11653" table:style-name="ce36">
            <text:p><text:s text:c="2"/>11 6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54182" table:style-name="ce36">
            <text:p><text:s text:c="2"/>54 182</text:p>
          </table:table-cell>
          <table:table-cell office:value-type="float" office:value="7515" table:style-name="ce36">
            <text:p><text:s text:c="2"/>7 515</text:p>
          </table:table-cell>
          <table:table-cell office:value-type="float" office:value="626" table:style-name="ce36">
            <text:p><text:s text:c="3"/>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3" table:style-name="ce36">
            <text:p><text:s text:c="2"/>3 063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3183" table:style-name="ce36">
            <text:p><text:s text:c="2"/>3 183</text:p>
          </table:table-cell>
          <table:table-cell office:value-type="float" office:value="42858" table:style-name="ce36">
            <text:p><text:s text:c="2"/>42 85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095" table:style-name="ce36">
            <text:p><text:s text:c="2"/>9 095</text:p>
          </table:table-cell>
          <table:table-cell office:value-type="float" office:value="1698" table:style-name="ce36">
            <text:p><text:s text:c="2"/>1 698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1248" table:style-name="ce36">
            <text:p><text:s text:c="2"/>1 248</text:p>
          </table:table-cell>
          <table:table-cell office:value-type="float" office:value="6069" table:style-name="ce36">
            <text:p><text:s text:c="2"/>6 06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5423" table:style-name="ce36">
            <text:p><text:s text:c="2"/>25 423</text:p>
          </table:table-cell>
          <table:table-cell office:value-type="float" office:value="3966" table:style-name="ce36">
            <text:p><text:s text:c="2"/>3 966</text:p>
          </table:table-cell>
          <table:table-cell office:value-type="float" office:value="446" table:style-name="ce36">
            <text:p><text:s text:c="3"/>4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4" table:style-name="ce36">
            <text:p><text:s text:c="2"/>2 034</text:p>
          </table:table-cell>
          <table:table-cell office:value-type="float" office:value="647" table:style-name="ce36">
            <text:p><text:s text:c="3"/>647</text:p>
          </table:table-cell>
          <table:table-cell office:value-type="float" office:value="2681" table:style-name="ce36">
            <text:p><text:s text:c="2"/>2 681</text:p>
          </table:table-cell>
          <table:table-cell office:value-type="float" office:value="18330" table:style-name="ce36">
            <text:p><text:s text:c="2"/>18 33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59187" table:style-name="ce37">
            <text:p><text:s text:c="2"/>59 187</text:p>
          </table:table-cell>
          <table:table-cell office:value-type="float" office:value="10626" table:style-name="ce37">
            <text:p><text:s text:c="2"/>10 626</text:p>
          </table:table-cell>
          <table:table-cell office:value-type="float" office:value="426" table:style-name="ce37">
            <text:p><text:s text:c="3"/>426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224" table:style-name="ce37">
            <text:p><text:s text:c="3"/>224</text:p>
          </table:table-cell>
          <table:table-cell office:value-type="float" office:value="6543" table:style-name="ce37">
            <text:p><text:s text:c="2"/>6 543</text:p>
          </table:table-cell>
          <table:table-cell office:value-type="float" office:value="1408" table:style-name="ce37">
            <text:p><text:s text:c="2"/>1 408</text:p>
          </table:table-cell>
          <table:table-cell office:value-type="float" office:value="8218" table:style-name="ce37">
            <text:p><text:s text:c="2"/>8 218</text:p>
          </table:table-cell>
          <table:table-cell office:value-type="float" office:value="39917" table:style-name="ce37">
            <text:p><text:s text:c="2"/>39 91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6800" table:style-name="ce38">
            <text:p><text:s text:c="2"/>46 800</text:p>
          </table:table-cell>
          <table:table-cell office:value-type="float" office:value="6316" table:style-name="ce38">
            <text:p><text:s text:c="2"/>6 316</text:p>
          </table:table-cell>
          <table:table-cell office:value-type="float" office:value="1489" table:style-name="ce38">
            <text:p><text:s text:c="2"/>1 48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1183" table:style-name="ce38">
            <text:p><text:s text:c="2"/>1 183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312" table:style-name="ce38">
            <text:p><text:s text:c="2"/>1 312</text:p>
          </table:table-cell>
          <table:table-cell office:value-type="float" office:value="37683" table:style-name="ce38">
            <text:p><text:s text:c="2"/>37 68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7476" table:style-name="ce37">
            <text:p><text:s text:c="2"/>37 476</text:p>
          </table:table-cell>
          <table:table-cell office:value-type="float" office:value="8523" table:style-name="ce37">
            <text:p><text:s text:c="2"/>8 523</text:p>
          </table:table-cell>
          <table:table-cell office:value-type="float" office:value="362" table:style-name="ce37">
            <text:p><text:s text:c="3"/>362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73" table:style-name="ce37">
            <text:p><text:s text:c="2"/>3 873</text:p>
          </table:table-cell>
          <table:table-cell office:value-type="float" office:value="678" table:style-name="ce37">
            <text:p><text:s text:c="3"/>678</text:p>
          </table:table-cell>
          <table:table-cell office:value-type="float" office:value="4739" table:style-name="ce37">
            <text:p><text:s text:c="2"/>4 739</text:p>
          </table:table-cell>
          <table:table-cell office:value-type="float" office:value="23852" table:style-name="ce37">
            <text:p><text:s text:c="2"/>23 85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7449" table:style-name="ce37">
            <text:p><text:s text:c="2"/>67 449</text:p>
          </table:table-cell>
          <table:table-cell office:value-type="float" office:value="5411" table:style-name="ce37">
            <text:p><text:s text:c="2"/>5 411</text:p>
          </table:table-cell>
          <table:table-cell office:value-type="float" office:value="1684" table:style-name="ce37">
            <text:p><text:s text:c="2"/>1 684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58" table:style-name="ce37">
            <text:p><text:s text:c="2"/>2 758</text:p>
          </table:table-cell>
          <table:table-cell office:value-type="float" office:value="1128" table:style-name="ce37">
            <text:p><text:s text:c="2"/>1 128</text:p>
          </table:table-cell>
          <table:table-cell office:value-type="float" office:value="4048" table:style-name="ce37">
            <text:p><text:s text:c="2"/>4 048</text:p>
          </table:table-cell>
          <table:table-cell office:value-type="float" office:value="56306" table:style-name="ce37">
            <text:p><text:s text:c="2"/>56 306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6221" table:style-name="ce37">
            <text:p><text:s text:c="2"/>16 221</text:p>
          </table:table-cell>
          <table:table-cell office:value-type="float" office:value="4267" table:style-name="ce37">
            <text:p><text:s text:c="2"/>4 267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7" table:style-name="ce37">
            <text:p><text:s text:c="2"/>1 667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1759" table:style-name="ce37">
            <text:p><text:s text:c="2"/>1 759</text:p>
          </table:table-cell>
          <table:table-cell office:value-type="float" office:value="10005" table:style-name="ce37">
            <text:p><text:s text:c="2"/>10 00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1783" table:style-name="ce36">
            <text:p><text:s text:c="2"/>21 783</text:p>
          </table:table-cell>
          <table:table-cell office:value-type="float" office:value="6395" table:style-name="ce36">
            <text:p><text:s text:c="2"/>6 395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6" table:style-name="ce36">
            <text:p><text:s text:c="2"/>1 116</text:p>
          </table:table-cell>
          <table:table-cell office:value-type="float" office:value="514" table:style-name="ce36">
            <text:p><text:s text:c="3"/>514</text:p>
          </table:table-cell>
          <table:table-cell office:value-type="float" office:value="1633" table:style-name="ce36">
            <text:p><text:s text:c="2"/>1 633</text:p>
          </table:table-cell>
          <table:table-cell office:value-type="float" office:value="13397" table:style-name="ce36">
            <text:p><text:s text:c="2"/>13 39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9968" table:style-name="ce36">
            <text:p><text:s text:c="2"/>49 968</text:p>
          </table:table-cell>
          <table:table-cell office:value-type="float" office:value="10931" table:style-name="ce36">
            <text:p><text:s text:c="2"/>10 931</text:p>
          </table:table-cell>
          <table:table-cell office:value-type="float" office:value="683" table:style-name="ce36">
            <text:p><text:s text:c="3"/>683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303" table:style-name="ce36">
            <text:p><text:s text:c="2"/>2 303</text:p>
          </table:table-cell>
          <table:table-cell office:value-type="float" office:value="995" table:style-name="ce36">
            <text:p><text:s text:c="3"/>995</text:p>
          </table:table-cell>
          <table:table-cell office:value-type="float" office:value="3324" table:style-name="ce36">
            <text:p><text:s text:c="2"/>3 324</text:p>
          </table:table-cell>
          <table:table-cell office:value-type="float" office:value="35030" table:style-name="ce36">
            <text:p><text:s text:c="2"/>35 03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5123" table:style-name="ce36">
            <text:p><text:s text:c="2"/>35 123</text:p>
          </table:table-cell>
          <table:table-cell office:value-type="float" office:value="6551" table:style-name="ce36">
            <text:p><text:s text:c="2"/>6 551</text:p>
          </table:table-cell>
          <table:table-cell office:value-type="float" office:value="1028" table:style-name="ce36">
            <text:p><text:s text:c="2"/>1 02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457" table:style-name="ce36">
            <text:p><text:s text:c="2"/>1 457</text:p>
          </table:table-cell>
          <table:table-cell office:value-type="float" office:value="776" table:style-name="ce36">
            <text:p><text:s text:c="3"/>776</text:p>
          </table:table-cell>
          <table:table-cell office:value-type="float" office:value="2400" table:style-name="ce36">
            <text:p><text:s text:c="2"/>2 400</text:p>
          </table:table-cell>
          <table:table-cell office:value-type="float" office:value="25144" table:style-name="ce36">
            <text:p><text:s text:c="2"/>25 14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47929" table:style-name="ce36">
            <text:p><text:s text:c="2"/>147 929</text:p>
          </table:table-cell>
          <table:table-cell office:value-type="float" office:value="36657" table:style-name="ce36">
            <text:p><text:s text:c="2"/>36 657</text:p>
          </table:table-cell>
          <table:table-cell office:value-type="float" office:value="783" table:style-name="ce36">
            <text:p><text:s text:c="3"/>783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13421" table:style-name="ce36">
            <text:p><text:s text:c="2"/>13 421</text:p>
          </table:table-cell>
          <table:table-cell office:value-type="float" office:value="2426" table:style-name="ce36">
            <text:p><text:s text:c="2"/>2 426</text:p>
          </table:table-cell>
          <table:table-cell office:value-type="float" office:value="16494" table:style-name="ce36">
            <text:p><text:s text:c="2"/>16 494</text:p>
          </table:table-cell>
          <table:table-cell office:value-type="float" office:value="93995" table:style-name="ce36">
            <text:p><text:s text:c="2"/>93 99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17456" table:style-name="ce36">
            <text:p><text:s text:c="2"/>117 456</text:p>
          </table:table-cell>
          <table:table-cell office:value-type="float" office:value="18127" table:style-name="ce36">
            <text:p><text:s text:c="2"/>18 127</text:p>
          </table:table-cell>
          <table:table-cell office:value-type="float" office:value="1829" table:style-name="ce36">
            <text:p><text:s text:c="2"/>1 829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4387" table:style-name="ce36">
            <text:p><text:s text:c="2"/>4 387</text:p>
          </table:table-cell>
          <table:table-cell office:value-type="float" office:value="11979" table:style-name="ce36">
            <text:p><text:s text:c="2"/>11 979</text:p>
          </table:table-cell>
          <table:table-cell office:value-type="float" office:value="9130" table:style-name="ce36">
            <text:p><text:s text:c="2"/>9 130</text:p>
          </table:table-cell>
          <table:table-cell office:value-type="float" office:value="25750" table:style-name="ce36">
            <text:p><text:s text:c="2"/>25 750</text:p>
          </table:table-cell>
          <table:table-cell office:value-type="float" office:value="71750" table:style-name="ce36">
            <text:p><text:s text:c="2"/>71 75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9177" table:style-name="ce37">
            <text:p><text:s text:c="2"/>29 177</text:p>
          </table:table-cell>
          <table:table-cell office:value-type="float" office:value="2410" table:style-name="ce37">
            <text:p><text:s text:c="2"/>2 41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380" table:style-name="ce37">
            <text:p><text:s text:c="2"/>3 380</text:p>
          </table:table-cell>
          <table:table-cell office:value-type="float" office:value="3661" table:style-name="ce37">
            <text:p><text:s text:c="2"/>3 661</text:p>
          </table:table-cell>
          <table:table-cell office:value-type="float" office:value="864" table:style-name="ce37">
            <text:p><text:s text:c="3"/>864</text:p>
          </table:table-cell>
          <table:table-cell office:value-type="float" office:value="7909" table:style-name="ce37">
            <text:p><text:s text:c="2"/>7 909</text:p>
          </table:table-cell>
          <table:table-cell office:value-type="float" office:value="18835" table:style-name="ce37">
            <text:p><text:s text:c="2"/>18 83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574" table:style-name="ce37">
            <text:p><text:s text:c="2"/>14 574</text:p>
          </table:table-cell>
          <table:table-cell office:value-type="float" office:value="2356" table:style-name="ce37">
            <text:p><text:s text:c="2"/>2 356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332" table:style-name="ce37">
            <text:p><text:s text:c="3"/>3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5" table:style-name="ce37">
            <text:p><text:s text:c="3"/>385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1141" table:style-name="ce37">
            <text:p><text:s text:c="2"/>1 141</text:p>
          </table:table-cell>
          <table:table-cell office:value-type="float" office:value="10936" table:style-name="ce37">
            <text:p><text:s text:c="2"/>10 93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7718" table:style-name="ce37">
            <text:p><text:s text:c="2"/>27 718</text:p>
          </table:table-cell>
          <table:table-cell office:value-type="float" office:value="4490" table:style-name="ce37">
            <text:p><text:s text:c="2"/>4 490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043" table:style-name="ce37">
            <text:p><text:s text:c="2"/>1 043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009" table:style-name="ce37">
            <text:p><text:s text:c="2"/>1 009</text:p>
          </table:table-cell>
          <table:table-cell office:value-type="float" office:value="858" table:style-name="ce37">
            <text:p><text:s text:c="3"/>858</text:p>
          </table:table-cell>
          <table:table-cell office:value-type="float" office:value="2973" table:style-name="ce37">
            <text:p><text:s text:c="2"/>2 973</text:p>
          </table:table-cell>
          <table:table-cell office:value-type="float" office:value="19949" table:style-name="ce37">
            <text:p><text:s text:c="2"/>19 94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2815" table:style-name="ce37">
            <text:p><text:s text:c="2"/>42 815</text:p>
          </table:table-cell>
          <table:table-cell office:value-type="float" office:value="13116" table:style-name="ce37">
            <text:p><text:s text:c="2"/>13 116</text:p>
          </table:table-cell>
          <table:table-cell office:value-type="float" office:value="405" table:style-name="ce37">
            <text:p><text:s text:c="3"/>405</text:p>
          </table:table-cell>
          <table:table-cell office:value-type="float" office:value="611" table:style-name="ce37">
            <text:p><text:s text:c="3"/>611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4189" table:style-name="ce37">
            <text:p><text:s text:c="2"/>4 189</text:p>
          </table:table-cell>
          <table:table-cell office:value-type="float" office:value="814" table:style-name="ce37">
            <text:p><text:s text:c="3"/>814</text:p>
          </table:table-cell>
          <table:table-cell office:value-type="float" office:value="5874" table:style-name="ce37">
            <text:p><text:s text:c="2"/>5 874</text:p>
          </table:table-cell>
          <table:table-cell office:value-type="float" office:value="23420" table:style-name="ce37">
            <text:p><text:s text:c="2"/>23 420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31152" table:style-name="ce38">
            <text:p><text:s text:c="2"/>131 152</text:p>
          </table:table-cell>
          <table:table-cell office:value-type="float" office:value="41781" table:style-name="ce38">
            <text:p><text:s text:c="2"/>41 781</text:p>
          </table:table-cell>
          <table:table-cell office:value-type="float" office:value="1059" table:style-name="ce38">
            <text:p><text:s text:c="2"/>1 059</text:p>
          </table:table-cell>
          <table:table-cell office:value-type="float" office:value="1998" table:style-name="ce38">
            <text:p><text:s text:c="2"/>1 9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098" table:style-name="ce38">
            <text:p><text:s text:c="2"/>17 098</text:p>
          </table:table-cell>
          <table:table-cell office:value-type="float" office:value="1992" table:style-name="ce38">
            <text:p><text:s text:c="2"/>1 992</text:p>
          </table:table-cell>
          <table:table-cell office:value-type="float" office:value="21088" table:style-name="ce38">
            <text:p><text:s text:c="2"/>21 088</text:p>
          </table:table-cell>
          <table:table-cell office:value-type="float" office:value="67224" table:style-name="ce38">
            <text:p><text:s text:c="2"/>67 22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66178" table:style-name="ce36">
            <text:p><text:s text:c="2"/>66 178</text:p>
          </table:table-cell>
          <table:table-cell office:value-type="float" office:value="16054" table:style-name="ce36">
            <text:p><text:s text:c="2"/>16 054</text:p>
          </table:table-cell>
          <table:table-cell office:value-type="float" office:value="644" table:style-name="ce36">
            <text:p><text:s text:c="3"/>644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7869" table:style-name="ce36">
            <text:p><text:s text:c="2"/>7 869</text:p>
          </table:table-cell>
          <table:table-cell office:value-type="float" office:value="1157" table:style-name="ce36">
            <text:p><text:s text:c="2"/>1 157</text:p>
          </table:table-cell>
          <table:table-cell office:value-type="float" office:value="10103" table:style-name="ce36">
            <text:p><text:s text:c="2"/>10 103</text:p>
          </table:table-cell>
          <table:table-cell office:value-type="float" office:value="39377" table:style-name="ce36">
            <text:p><text:s text:c="2"/>39 3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4868" table:style-name="ce36">
            <text:p><text:s text:c="2"/>34 868</text:p>
          </table:table-cell>
          <table:table-cell office:value-type="float" office:value="6448" table:style-name="ce36">
            <text:p><text:s text:c="2"/>6 448</text:p>
          </table:table-cell>
          <table:table-cell office:value-type="float" office:value="536" table:style-name="ce36">
            <text:p><text:s text:c="3"/>53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249" table:style-name="ce36">
            <text:p><text:s text:c="3"/>249</text:p>
          </table:table-cell>
          <table:table-cell office:value-type="float" office:value="2023" table:style-name="ce36">
            <text:p><text:s text:c="2"/>2 023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2938" table:style-name="ce36">
            <text:p><text:s text:c="2"/>2 938</text:p>
          </table:table-cell>
          <table:table-cell office:value-type="float" office:value="24946" table:style-name="ce36">
            <text:p><text:s text:c="2"/>24 9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6615" table:style-name="ce36">
            <text:p><text:s text:c="2"/>16 615</text:p>
          </table:table-cell>
          <table:table-cell office:value-type="float" office:value="1038" table:style-name="ce36">
            <text:p><text:s text:c="2"/>1 038</text:p>
          </table:table-cell>
          <table:table-cell office:value-type="float" office:value="352" table:style-name="ce36">
            <text:p><text:s text:c="3"/>352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15070" table:style-name="ce36">
            <text:p><text:s text:c="2"/>15 07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80265" table:style-name="ce36">
            <text:p><text:s text:c="2"/>80 265</text:p>
          </table:table-cell>
          <table:table-cell office:value-type="float" office:value="15880" table:style-name="ce36">
            <text:p><text:s text:c="2"/>15 880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329" table:style-name="ce36">
            <text:p><text:s text:c="2"/>1 329</text:p>
          </table:table-cell>
          <table:table-cell office:value-type="float" office:value="4899" table:style-name="ce36">
            <text:p><text:s text:c="2"/>4 899</text:p>
          </table:table-cell>
          <table:table-cell office:value-type="float" office:value="1770" table:style-name="ce36">
            <text:p><text:s text:c="2"/>1 770</text:p>
          </table:table-cell>
          <table:table-cell office:value-type="float" office:value="8239" table:style-name="ce36">
            <text:p><text:s text:c="2"/>8 239</text:p>
          </table:table-cell>
          <table:table-cell office:value-type="float" office:value="55069" table:style-name="ce36">
            <text:p><text:s text:c="2"/>55 06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3448" table:style-name="ce36">
            <text:p><text:s text:c="2"/>33 448</text:p>
          </table:table-cell>
          <table:table-cell office:value-type="float" office:value="9027" table:style-name="ce36">
            <text:p><text:s text:c="2"/>9 027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2196" table:style-name="ce36">
            <text:p><text:s text:c="2"/>2 196</text:p>
          </table:table-cell>
          <table:table-cell office:value-type="float" office:value="747" table:style-name="ce36">
            <text:p><text:s text:c="3"/>747</text:p>
          </table:table-cell>
          <table:table-cell office:value-type="float" office:value="3085" table:style-name="ce36">
            <text:p><text:s text:c="2"/>3 085</text:p>
          </table:table-cell>
          <table:table-cell office:value-type="float" office:value="20992" table:style-name="ce36">
            <text:p><text:s text:c="2"/>20 99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2159" table:style-name="ce37">
            <text:p><text:s text:c="2"/>22 159</text:p>
          </table:table-cell>
          <table:table-cell office:value-type="float" office:value="1241" table:style-name="ce37">
            <text:p><text:s text:c="2"/>1 241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12" table:style-name="ce37">
            <text:p><text:s text:c="2"/>2 212</text:p>
          </table:table-cell>
          <table:table-cell office:value-type="float" office:value="2715" table:style-name="ce37">
            <text:p><text:s text:c="2"/>2 715</text:p>
          </table:table-cell>
          <table:table-cell office:value-type="float" office:value="4927" table:style-name="ce37">
            <text:p><text:s text:c="2"/>4 927</text:p>
          </table:table-cell>
          <table:table-cell office:value-type="float" office:value="15822" table:style-name="ce37">
            <text:p><text:s text:c="2"/>15 82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31610" table:style-name="ce37">
            <text:p><text:s text:c="2"/>131 610</text:p>
          </table:table-cell>
          <table:table-cell office:value-type="float" office:value="28435" table:style-name="ce37">
            <text:p><text:s text:c="2"/>28 435</text:p>
          </table:table-cell>
          <table:table-cell office:value-type="float" office:value="894" table:style-name="ce37">
            <text:p><text:s text:c="3"/>8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82" table:style-name="ce37">
            <text:p><text:s text:c="2"/>30 3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82" table:style-name="ce37">
            <text:p><text:s text:c="2"/>30 382</text:p>
          </table:table-cell>
          <table:table-cell office:value-type="float" office:value="71899" table:style-name="ce37">
            <text:p><text:s text:c="2"/>71 89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9417" table:style-name="ce37">
            <text:p><text:s text:c="2"/>19 4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2" table:style-name="ce37">
            <text:p><text:s text:c="3"/>3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9" table:style-name="ce37">
            <text:p><text:s text:c="3"/>739</text:p>
          </table:table-cell>
          <table:table-cell office:value-type="float" office:value="739" table:style-name="ce37">
            <text:p><text:s text:c="3"/>739</text:p>
          </table:table-cell>
          <table:table-cell office:value-type="float" office:value="18366" table:style-name="ce37">
            <text:p><text:s text:c="2"/>18 36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4225" table:style-name="ce37">
            <text:p><text:s text:c="2"/>24 225</text:p>
          </table:table-cell>
          <table:table-cell office:value-type="float" office:value="1100" table:style-name="ce37">
            <text:p><text:s text:c="2"/>1 100</text:p>
          </table:table-cell>
          <table:table-cell office:value-type="float" office:value="578" table:style-name="ce37">
            <text:p><text:s text:c="3"/>5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7" table:style-name="ce37">
            <text:p><text:s text:c="2"/>2 137</text:p>
          </table:table-cell>
          <table:table-cell office:value-type="float" office:value="2137" table:style-name="ce37">
            <text:p><text:s text:c="2"/>2 137</text:p>
          </table:table-cell>
          <table:table-cell office:value-type="float" office:value="20410" table:style-name="ce37">
            <text:p><text:s text:c="2"/>20 41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21142" table:style-name="ce38">
            <text:p><text:s text:c="2"/>121 142</text:p>
          </table:table-cell>
          <table:table-cell office:value-type="float" office:value="13955" table:style-name="ce38">
            <text:p><text:s text:c="2"/>13 955</text:p>
          </table:table-cell>
          <table:table-cell office:value-type="float" office:value="1600" table:style-name="ce38">
            <text:p><text:s text:c="2"/>1 6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60" table:style-name="ce38">
            <text:p><text:s text:c="2"/>7 3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60" table:style-name="ce38">
            <text:p><text:s text:c="2"/>7 360</text:p>
          </table:table-cell>
          <table:table-cell office:value-type="float" office:value="98227" table:style-name="ce38">
            <text:p><text:s text:c="2"/>98 2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10339" table:style-name="ce36">
            <text:p><text:s text:c="2"/>210 339</text:p>
          </table:table-cell>
          <table:table-cell office:value-type="float" office:value="15542" table:style-name="ce36">
            <text:p><text:s text:c="2"/>15 542</text:p>
          </table:table-cell>
          <table:table-cell office:value-type="float" office:value="1201" table:style-name="ce36">
            <text:p><text:s text:c="2"/>1 201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4542" table:style-name="ce36">
            <text:p><text:s text:c="2"/>4 542</text:p>
          </table:table-cell>
          <table:table-cell office:value-type="float" office:value="30008" table:style-name="ce36">
            <text:p><text:s text:c="2"/>30 008</text:p>
          </table:table-cell>
          <table:table-cell office:value-type="float" office:value="34670" table:style-name="ce36">
            <text:p><text:s text:c="2"/>34 670</text:p>
          </table:table-cell>
          <table:table-cell office:value-type="float" office:value="158926" table:style-name="ce36">
            <text:p><text:s text:c="2"/>158 92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66036" table:style-name="ce36">
            <text:p><text:s text:c="2"/>66 036</text:p>
          </table:table-cell>
          <table:table-cell office:value-type="float" office:value="6744" table:style-name="ce36">
            <text:p><text:s text:c="2"/>6 744</text:p>
          </table:table-cell>
          <table:table-cell office:value-type="float" office:value="854" table:style-name="ce36">
            <text:p><text:s text:c="3"/>854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77" table:style-name="ce36">
            <text:p><text:s text:c="2"/>6 177</text:p>
          </table:table-cell>
          <table:table-cell office:value-type="float" office:value="3133" table:style-name="ce36">
            <text:p><text:s text:c="2"/>3 133</text:p>
          </table:table-cell>
          <table:table-cell office:value-type="float" office:value="9328" table:style-name="ce36">
            <text:p><text:s text:c="2"/>9 328</text:p>
          </table:table-cell>
          <table:table-cell office:value-type="float" office:value="49110" table:style-name="ce36">
            <text:p><text:s text:c="2"/>49 11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60410" table:style-name="ce36">
            <text:p><text:s text:c="2"/>60 410</text:p>
          </table:table-cell>
          <table:table-cell office:value-type="float" office:value="5976" table:style-name="ce36">
            <text:p><text:s text:c="2"/>5 976</text:p>
          </table:table-cell>
          <table:table-cell office:value-type="float" office:value="1026" table:style-name="ce36">
            <text:p><text:s text:c="2"/>1 026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63" table:style-name="ce36">
            <text:p><text:s text:c="3"/>763</text:p>
          </table:table-cell>
          <table:table-cell office:value-type="float" office:value="2449" table:style-name="ce36">
            <text:p><text:s text:c="2"/>2 449</text:p>
          </table:table-cell>
          <table:table-cell office:value-type="float" office:value="3486" table:style-name="ce36">
            <text:p><text:s text:c="2"/>3 486</text:p>
          </table:table-cell>
          <table:table-cell office:value-type="float" office:value="49922" table:style-name="ce36">
            <text:p><text:s text:c="2"/>49 9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1912" table:style-name="ce36">
            <text:p><text:s text:c="2"/>41 912</text:p>
          </table:table-cell>
          <table:table-cell office:value-type="float" office:value="5009" table:style-name="ce36">
            <text:p><text:s text:c="2"/>5 009</text:p>
          </table:table-cell>
          <table:table-cell office:value-type="float" office:value="676" table:style-name="ce36">
            <text:p><text:s text:c="3"/>676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3" table:style-name="ce36">
            <text:p><text:s text:c="2"/>1 833</text:p>
          </table:table-cell>
          <table:table-cell office:value-type="float" office:value="1344" table:style-name="ce36">
            <text:p><text:s text:c="2"/>1 344</text:p>
          </table:table-cell>
          <table:table-cell office:value-type="float" office:value="3206" table:style-name="ce36">
            <text:p><text:s text:c="2"/>3 206</text:p>
          </table:table-cell>
          <table:table-cell office:value-type="float" office:value="33021" table:style-name="ce36">
            <text:p><text:s text:c="2"/>33 0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63432" table:style-name="ce36">
            <text:p><text:s text:c="2"/>63 432</text:p>
          </table:table-cell>
          <table:table-cell office:value-type="float" office:value="3698" table:style-name="ce36">
            <text:p><text:s text:c="2"/>3 698</text:p>
          </table:table-cell>
          <table:table-cell office:value-type="float" office:value="851" table:style-name="ce36">
            <text:p><text:s text:c="3"/>851</text:p>
          </table:table-cell>
          <table:table-cell office:value-type="float" office:value="841" table:style-name="ce36">
            <text:p><text:s text:c="3"/>84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416" table:style-name="ce36">
            <text:p><text:s text:c="2"/>2 416</text:p>
          </table:table-cell>
          <table:table-cell office:value-type="float" office:value="3281" table:style-name="ce36">
            <text:p><text:s text:c="2"/>3 281</text:p>
          </table:table-cell>
          <table:table-cell office:value-type="float" office:value="55602" table:style-name="ce36">
            <text:p><text:s text:c="2"/>55 60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55869" table:style-name="ce37">
            <text:p><text:s text:c="2"/>55 869</text:p>
          </table:table-cell>
          <table:table-cell office:value-type="float" office:value="4296" table:style-name="ce37">
            <text:p><text:s text:c="2"/>4 296</text:p>
          </table:table-cell>
          <table:table-cell office:value-type="float" office:value="794" table:style-name="ce37">
            <text:p><text:s text:c="3"/>794</text:p>
          </table:table-cell>
          <table:table-cell office:value-type="float" office:value="1656" table:style-name="ce37">
            <text:p><text:s text:c="2"/>1 656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1824" table:style-name="ce37">
            <text:p><text:s text:c="2"/>1 824</text:p>
          </table:table-cell>
          <table:table-cell office:value-type="float" office:value="3664" table:style-name="ce37">
            <text:p><text:s text:c="2"/>3 664</text:p>
          </table:table-cell>
          <table:table-cell office:value-type="float" office:value="47115" table:style-name="ce37">
            <text:p><text:s text:c="2"/>47 11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39077" table:style-name="ce38">
            <text:p><text:s text:c="2"/>39 077</text:p>
          </table:table-cell>
          <table:table-cell office:value-type="float" office:value="3353" table:style-name="ce38">
            <text:p><text:s text:c="2"/>3 3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52" table:style-name="ce38">
            <text:p><text:s text:c="2"/>1 352</text:p>
          </table:table-cell>
          <table:table-cell office:value-type="float" office:value="1307" table:style-name="ce38">
            <text:p><text:s text:c="2"/>1 307</text:p>
          </table:table-cell>
          <table:table-cell office:value-type="float" office:value="3043" table:style-name="ce38">
            <text:p><text:s text:c="2"/>3 043</text:p>
          </table:table-cell>
          <table:table-cell office:value-type="float" office:value="32681" table:style-name="ce38">
            <text:p><text:s text:c="2"/>32 68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0690" table:style-name="ce38">
            <text:p><text:s text:c="2"/>30 690</text:p>
          </table:table-cell>
          <table:table-cell office:value-type="float" office:value="2474" table:style-name="ce38">
            <text:p><text:s text:c="2"/>2 474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488" table:style-name="ce38">
            <text:p><text:s text:c="3"/>488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965" table:style-name="ce38">
            <text:p><text:s text:c="3"/>965</text:p>
          </table:table-cell>
          <table:table-cell office:value-type="float" office:value="2079" table:style-name="ce38">
            <text:p><text:s text:c="2"/>2 079</text:p>
          </table:table-cell>
          <table:table-cell office:value-type="float" office:value="25668" table:style-name="ce38">
            <text:p><text:s text:c="2"/>25 66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4631" table:style-name="ce37">
            <text:p><text:s text:c="2"/>24 631</text:p>
          </table:table-cell>
          <table:table-cell office:value-type="float" office:value="3818" table:style-name="ce37">
            <text:p><text:s text:c="2"/>3 818</text:p>
          </table:table-cell>
          <table:table-cell office:value-type="float" office:value="322" table:style-name="ce37">
            <text:p><text:s text:c="3"/>322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295" table:style-name="ce37">
            <text:p><text:s text:c="3"/>295</text:p>
          </table:table-cell>
          <table:table-cell office:value-type="float" office:value="1666" table:style-name="ce37">
            <text:p><text:s text:c="2"/>1 666</text:p>
          </table:table-cell>
          <table:table-cell office:value-type="float" office:value="651" table:style-name="ce37">
            <text:p><text:s text:c="3"/>651</text:p>
          </table:table-cell>
          <table:table-cell office:value-type="float" office:value="2778" table:style-name="ce37">
            <text:p><text:s text:c="2"/>2 778</text:p>
          </table:table-cell>
          <table:table-cell office:value-type="float" office:value="17713" table:style-name="ce37">
            <text:p><text:s text:c="2"/>17 71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4833" table:style-name="ce38">
            <text:p><text:s text:c="2"/>94 833</text:p>
          </table:table-cell>
          <table:table-cell office:value-type="float" office:value="28664" table:style-name="ce38">
            <text:p><text:s text:c="2"/>28 664</text:p>
          </table:table-cell>
          <table:table-cell office:value-type="float" office:value="730" table:style-name="ce38">
            <text:p><text:s text:c="3"/>730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3168" table:style-name="ce38">
            <text:p><text:s text:c="2"/>3 168</text:p>
          </table:table-cell>
          <table:table-cell office:value-type="float" office:value="14602" table:style-name="ce38">
            <text:p><text:s text:c="2"/>14 602</text:p>
          </table:table-cell>
          <table:table-cell office:value-type="float" office:value="1610" table:style-name="ce38">
            <text:p><text:s text:c="2"/>1 610</text:p>
          </table:table-cell>
          <table:table-cell office:value-type="float" office:value="19677" table:style-name="ce38">
            <text:p><text:s text:c="2"/>19 677</text:p>
          </table:table-cell>
          <table:table-cell office:value-type="float" office:value="45762" table:style-name="ce38">
            <text:p><text:s text:c="2"/>45 7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28976" table:style-name="ce36">
            <text:p><text:s text:c="2"/>128 976</text:p>
          </table:table-cell>
          <table:table-cell office:value-type="float" office:value="32408" table:style-name="ce36">
            <text:p><text:s text:c="2"/>32 408</text:p>
          </table:table-cell>
          <table:table-cell office:value-type="float" office:value="1215" table:style-name="ce36">
            <text:p><text:s text:c="2"/>1 215</text:p>
          </table:table-cell>
          <table:table-cell office:value-type="float" office:value="750" table:style-name="ce36">
            <text:p><text:s text:c="3"/>7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715" table:style-name="ce36">
            <text:p><text:s text:c="2"/>16 715</text:p>
          </table:table-cell>
          <table:table-cell office:value-type="float" office:value="587" table:style-name="ce36">
            <text:p><text:s text:c="3"/>587</text:p>
          </table:table-cell>
          <table:table-cell office:value-type="float" office:value="18052" table:style-name="ce36">
            <text:p><text:s text:c="2"/>18 052</text:p>
          </table:table-cell>
          <table:table-cell office:value-type="float" office:value="77301" table:style-name="ce36">
            <text:p><text:s text:c="2"/>77 30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1322" table:style-name="ce36">
            <text:p><text:s text:c="2"/>41 322</text:p>
          </table:table-cell>
          <table:table-cell office:value-type="float" office:value="5031" table:style-name="ce36">
            <text:p><text:s text:c="2"/>5 031</text:p>
          </table:table-cell>
          <table:table-cell office:value-type="float" office:value="494" table:style-name="ce36">
            <text:p><text:s text:c="3"/>494</text:p>
          </table:table-cell>
          <table:table-cell office:value-type="float" office:value="801" table:style-name="ce36">
            <text:p><text:s text:c="3"/>801</text:p>
          </table:table-cell>
          <table:table-cell office:value-type="float" office:value="838" table:style-name="ce36">
            <text:p><text:s text:c="3"/>838</text:p>
          </table:table-cell>
          <table:table-cell office:value-type="float" office:value="1663" table:style-name="ce36">
            <text:p><text:s text:c="2"/>1 663</text:p>
          </table:table-cell>
          <table:table-cell office:value-type="float" office:value="1249" table:style-name="ce36">
            <text:p><text:s text:c="2"/>1 249</text:p>
          </table:table-cell>
          <table:table-cell office:value-type="float" office:value="4551" table:style-name="ce36">
            <text:p><text:s text:c="2"/>4 551</text:p>
          </table:table-cell>
          <table:table-cell office:value-type="float" office:value="31246" table:style-name="ce36">
            <text:p><text:s text:c="2"/>31 2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1239" table:style-name="ce36">
            <text:p><text:s text:c="2"/>91 239</text:p>
          </table:table-cell>
          <table:table-cell office:value-type="float" office:value="10413" table:style-name="ce36">
            <text:p><text:s text:c="2"/>10 413</text:p>
          </table:table-cell>
          <table:table-cell office:value-type="float" office:value="1290" table:style-name="ce36">
            <text:p><text:s text:c="2"/>1 290</text:p>
          </table:table-cell>
          <table:table-cell office:value-type="float" office:value="956" table:style-name="ce36">
            <text:p><text:s text:c="3"/>956</text:p>
          </table:table-cell>
          <table:table-cell office:value-type="float" office:value="1427" table:style-name="ce36">
            <text:p><text:s text:c="2"/>1 427</text:p>
          </table:table-cell>
          <table:table-cell office:value-type="float" office:value="2879" table:style-name="ce36">
            <text:p><text:s text:c="2"/>2 879</text:p>
          </table:table-cell>
          <table:table-cell office:value-type="float" office:value="2570" table:style-name="ce36">
            <text:p><text:s text:c="2"/>2 570</text:p>
          </table:table-cell>
          <table:table-cell office:value-type="float" office:value="7832" table:style-name="ce36">
            <text:p><text:s text:c="2"/>7 832</text:p>
          </table:table-cell>
          <table:table-cell office:value-type="float" office:value="71704" table:style-name="ce36">
            <text:p><text:s text:c="2"/>71 70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2289" table:style-name="ce36">
            <text:p><text:s text:c="2"/>22 289</text:p>
          </table:table-cell>
          <table:table-cell office:value-type="float" office:value="2128" table:style-name="ce36">
            <text:p><text:s text:c="2"/>2 128</text:p>
          </table:table-cell>
          <table:table-cell office:value-type="float" office:value="514" table:style-name="ce36">
            <text:p><text:s text:c="3"/>51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9" table:style-name="ce36">
            <text:p><text:s text:c="2"/>1 239</text:p>
          </table:table-cell>
          <table:table-cell office:value-type="float" office:value="570" table:style-name="ce36">
            <text:p><text:s text:c="3"/>570</text:p>
          </table:table-cell>
          <table:table-cell office:value-type="float" office:value="1825" table:style-name="ce36">
            <text:p><text:s text:c="2"/>1 825</text:p>
          </table:table-cell>
          <table:table-cell office:value-type="float" office:value="17822" table:style-name="ce36">
            <text:p><text:s text:c="2"/>17 8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2919" table:style-name="ce36">
            <text:p><text:s text:c="2"/>32 919</text:p>
          </table:table-cell>
          <table:table-cell office:value-type="float" office:value="3973" table:style-name="ce36">
            <text:p><text:s text:c="2"/>3 973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5" table:style-name="ce36">
            <text:p><text:s text:c="2"/>2 665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3572" table:style-name="ce36">
            <text:p><text:s text:c="2"/>3 572</text:p>
          </table:table-cell>
          <table:table-cell office:value-type="float" office:value="25009" table:style-name="ce36">
            <text:p><text:s text:c="2"/>25 00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7923" table:style-name="ce38">
            <text:p><text:s text:c="2"/>67 923</text:p>
          </table:table-cell>
          <table:table-cell office:value-type="float" office:value="13149" table:style-name="ce38">
            <text:p><text:s text:c="2"/>13 149</text:p>
          </table:table-cell>
          <table:table-cell office:value-type="float" office:value="1036" table:style-name="ce38">
            <text:p><text:s text:c="2"/>1 036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365" table:style-name="ce38">
            <text:p><text:s text:c="3"/>365</text:p>
          </table:table-cell>
          <table:table-cell office:value-type="float" office:value="4071" table:style-name="ce38">
            <text:p><text:s text:c="2"/>4 071</text:p>
          </table:table-cell>
          <table:table-cell office:value-type="float" office:value="1625" table:style-name="ce38">
            <text:p><text:s text:c="2"/>1 625</text:p>
          </table:table-cell>
          <table:table-cell office:value-type="float" office:value="6668" table:style-name="ce38">
            <text:p><text:s text:c="2"/>6 668</text:p>
          </table:table-cell>
          <table:table-cell office:value-type="float" office:value="47070" table:style-name="ce38">
            <text:p><text:s text:c="2"/>47 0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3423" table:style-name="ce37">
            <text:p><text:s text:c="2"/>13 423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2845" table:style-name="ce37">
            <text:p><text:s text:c="2"/>12 84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6862" table:style-name="ce37">
            <text:p><text:s text:c="2"/>106 862</text:p>
          </table:table-cell>
          <table:table-cell office:value-type="float" office:value="7114" table:style-name="ce37">
            <text:p><text:s text:c="2"/>7 114</text:p>
          </table:table-cell>
          <table:table-cell office:value-type="float" office:value="2612" table:style-name="ce37">
            <text:p><text:s text:c="2"/>2 612</text:p>
          </table:table-cell>
          <table:table-cell office:value-type="float" office:value="1153" table:style-name="ce37">
            <text:p><text:s text:c="2"/>1 153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1612" table:style-name="ce37">
            <text:p><text:s text:c="2"/>1 612</text:p>
          </table:table-cell>
          <table:table-cell office:value-type="float" office:value="3007" table:style-name="ce37">
            <text:p><text:s text:c="2"/>3 007</text:p>
          </table:table-cell>
          <table:table-cell office:value-type="float" office:value="6018" table:style-name="ce37">
            <text:p><text:s text:c="2"/>6 018</text:p>
          </table:table-cell>
          <table:table-cell office:value-type="float" office:value="91118" table:style-name="ce37">
            <text:p><text:s text:c="2"/>91 11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59526" table:style-name="ce37">
            <text:p><text:s text:c="2"/>59 526</text:p>
          </table:table-cell>
          <table:table-cell office:value-type="float" office:value="6707" table:style-name="ce37">
            <text:p><text:s text:c="2"/>6 707</text:p>
          </table:table-cell>
          <table:table-cell office:value-type="float" office:value="808" table:style-name="ce37">
            <text:p><text:s text:c="3"/>808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969" table:style-name="ce37">
            <text:p><text:s text:c="3"/>969</text:p>
          </table:table-cell>
          <table:table-cell office:value-type="float" office:value="1516" table:style-name="ce37">
            <text:p><text:s text:c="2"/>1 516</text:p>
          </table:table-cell>
          <table:table-cell office:value-type="float" office:value="2875" table:style-name="ce37">
            <text:p><text:s text:c="2"/>2 875</text:p>
          </table:table-cell>
          <table:table-cell office:value-type="float" office:value="49136" table:style-name="ce37">
            <text:p><text:s text:c="2"/>49 13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7482" table:style-name="ce37">
            <text:p><text:s text:c="2"/>7 482</text:p>
          </table:table-cell>
          <table:table-cell office:value-type="float" office:value="1597" table:style-name="ce37">
            <text:p><text:s text:c="2"/>1 597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5453" table:style-name="ce37">
            <text:p><text:s text:c="2"/>5 45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4642" table:style-name="ce36">
            <text:p><text:s text:c="2"/>134 642</text:p>
          </table:table-cell>
          <table:table-cell office:value-type="float" office:value="18038" table:style-name="ce36">
            <text:p><text:s text:c="2"/>18 038</text:p>
          </table:table-cell>
          <table:table-cell office:value-type="float" office:value="1672" table:style-name="ce36">
            <text:p><text:s text:c="2"/>1 672</text:p>
          </table:table-cell>
          <table:table-cell office:value-type="float" office:value="1558" table:style-name="ce36">
            <text:p><text:s text:c="2"/>1 558</text:p>
          </table:table-cell>
          <table:table-cell office:value-type="float" office:value="1876" table:style-name="ce36">
            <text:p><text:s text:c="2"/>1 876</text:p>
          </table:table-cell>
          <table:table-cell office:value-type="float" office:value="4943" table:style-name="ce36">
            <text:p><text:s text:c="2"/>4 943</text:p>
          </table:table-cell>
          <table:table-cell office:value-type="float" office:value="3716" table:style-name="ce36">
            <text:p><text:s text:c="2"/>3 716</text:p>
          </table:table-cell>
          <table:table-cell office:value-type="float" office:value="12093" table:style-name="ce36">
            <text:p><text:s text:c="2"/>12 093</text:p>
          </table:table-cell>
          <table:table-cell office:value-type="float" office:value="102839" table:style-name="ce36">
            <text:p><text:s text:c="2"/>102 83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2050" table:style-name="ce36">
            <text:p><text:s text:c="2"/>22 050</text:p>
          </table:table-cell>
          <table:table-cell office:value-type="float" office:value="1781" table:style-name="ce36">
            <text:p><text:s text:c="2"/>1 781</text:p>
          </table:table-cell>
          <table:table-cell office:value-type="float" office:value="296" table:style-name="ce36">
            <text:p><text:s text:c="3"/>296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124" table:style-name="ce36">
            <text:p><text:s text:c="2"/>1 124</text:p>
          </table:table-cell>
          <table:table-cell office:value-type="float" office:value="1443" table:style-name="ce36">
            <text:p><text:s text:c="2"/>1 443</text:p>
          </table:table-cell>
          <table:table-cell office:value-type="float" office:value="18530" table:style-name="ce36">
            <text:p><text:s text:c="2"/>18 53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61221" table:style-name="ce36">
            <text:p><text:s text:c="2"/>61 221</text:p>
          </table:table-cell>
          <table:table-cell office:value-type="float" office:value="13043" table:style-name="ce36">
            <text:p><text:s text:c="2"/>13 043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600" table:style-name="ce36">
            <text:p><text:s text:c="3"/>600</text:p>
          </table:table-cell>
          <table:table-cell office:value-type="float" office:value="1883" table:style-name="ce36">
            <text:p><text:s text:c="2"/>1 883</text:p>
          </table:table-cell>
          <table:table-cell office:value-type="float" office:value="3234" table:style-name="ce36">
            <text:p><text:s text:c="2"/>3 234</text:p>
          </table:table-cell>
          <table:table-cell office:value-type="float" office:value="1909" table:style-name="ce36">
            <text:p><text:s text:c="2"/>1 909</text:p>
          </table:table-cell>
          <table:table-cell office:value-type="float" office:value="7626" table:style-name="ce36">
            <text:p><text:s text:c="2"/>7 626</text:p>
          </table:table-cell>
          <table:table-cell office:value-type="float" office:value="39783" table:style-name="ce36">
            <text:p><text:s text:c="2"/>39 7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8312" table:style-name="ce36">
            <text:p><text:s text:c="2"/>108 312</text:p>
          </table:table-cell>
          <table:table-cell office:value-type="float" office:value="20961" table:style-name="ce36">
            <text:p><text:s text:c="2"/>20 961</text:p>
          </table:table-cell>
          <table:table-cell office:value-type="float" office:value="1463" table:style-name="ce36">
            <text:p><text:s text:c="2"/>1 463</text:p>
          </table:table-cell>
          <table:table-cell office:value-type="float" office:value="1533" table:style-name="ce36">
            <text:p><text:s text:c="2"/>1 533</text:p>
          </table:table-cell>
          <table:table-cell office:value-type="float" office:value="4535" table:style-name="ce36">
            <text:p><text:s text:c="2"/>4 535</text:p>
          </table:table-cell>
          <table:table-cell office:value-type="float" office:value="7612" table:style-name="ce36">
            <text:p><text:s text:c="2"/>7 612</text:p>
          </table:table-cell>
          <table:table-cell office:value-type="float" office:value="2572" table:style-name="ce36">
            <text:p><text:s text:c="2"/>2 572</text:p>
          </table:table-cell>
          <table:table-cell office:value-type="float" office:value="16252" table:style-name="ce36">
            <text:p><text:s text:c="2"/>16 252</text:p>
          </table:table-cell>
          <table:table-cell office:value-type="float" office:value="69636" table:style-name="ce36">
            <text:p><text:s text:c="2"/>69 63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0308" table:style-name="ce36">
            <text:p><text:s text:c="2"/>30 308</text:p>
          </table:table-cell>
          <table:table-cell office:value-type="float" office:value="6368" table:style-name="ce36">
            <text:p><text:s text:c="2"/>6 368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699" table:style-name="ce36">
            <text:p><text:s text:c="3"/>699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1029" table:style-name="ce36">
            <text:p><text:s text:c="2"/>1 029</text:p>
          </table:table-cell>
          <table:table-cell office:value-type="float" office:value="1092" table:style-name="ce36">
            <text:p><text:s text:c="2"/>1 092</text:p>
          </table:table-cell>
          <table:table-cell office:value-type="float" office:value="3275" table:style-name="ce36">
            <text:p><text:s text:c="2"/>3 275</text:p>
          </table:table-cell>
          <table:table-cell office:value-type="float" office:value="20263" table:style-name="ce36">
            <text:p><text:s text:c="2"/>20 26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89302" table:style-name="ce37">
            <text:p><text:s text:c="2"/>89 302</text:p>
          </table:table-cell>
          <table:table-cell office:value-type="float" office:value="9574" table:style-name="ce37">
            <text:p><text:s text:c="2"/>9 574</text:p>
          </table:table-cell>
          <table:table-cell office:value-type="float" office:value="1043" table:style-name="ce37">
            <text:p><text:s text:c="2"/>1 043</text:p>
          </table:table-cell>
          <table:table-cell office:value-type="float" office:value="2359" table:style-name="ce37">
            <text:p><text:s text:c="2"/>2 359</text:p>
          </table:table-cell>
          <table:table-cell office:value-type="float" office:value="1310" table:style-name="ce37">
            <text:p><text:s text:c="2"/>1 310</text:p>
          </table:table-cell>
          <table:table-cell office:value-type="float" office:value="2693" table:style-name="ce37">
            <text:p><text:s text:c="2"/>2 693</text:p>
          </table:table-cell>
          <table:table-cell office:value-type="float" office:value="2822" table:style-name="ce37">
            <text:p><text:s text:c="2"/>2 822</text:p>
          </table:table-cell>
          <table:table-cell office:value-type="float" office:value="9184" table:style-name="ce37">
            <text:p><text:s text:c="2"/>9 184</text:p>
          </table:table-cell>
          <table:table-cell office:value-type="float" office:value="69501" table:style-name="ce37">
            <text:p><text:s text:c="2"/>69 5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4220" table:style-name="ce38">
            <text:p><text:s text:c="2"/>44 220</text:p>
          </table:table-cell>
          <table:table-cell office:value-type="float" office:value="13728" table:style-name="ce38">
            <text:p><text:s text:c="2"/>13 728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457" table:style-name="ce38">
            <text:p><text:s text:c="3"/>457</text:p>
          </table:table-cell>
          <table:table-cell office:value-type="float" office:value="1679" table:style-name="ce38">
            <text:p><text:s text:c="2"/>1 679</text:p>
          </table:table-cell>
          <table:table-cell office:value-type="float" office:value="5936" table:style-name="ce38">
            <text:p><text:s text:c="2"/>5 936</text:p>
          </table:table-cell>
          <table:table-cell office:value-type="float" office:value="823" table:style-name="ce38">
            <text:p><text:s text:c="3"/>823</text:p>
          </table:table-cell>
          <table:table-cell office:value-type="float" office:value="8895" table:style-name="ce38">
            <text:p><text:s text:c="2"/>8 895</text:p>
          </table:table-cell>
          <table:table-cell office:value-type="float" office:value="21105" table:style-name="ce38">
            <text:p><text:s text:c="2"/>21 10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8096" table:style-name="ce38">
            <text:p><text:s text:c="2"/>38 096</text:p>
          </table:table-cell>
          <table:table-cell office:value-type="float" office:value="6229" table:style-name="ce38">
            <text:p><text:s text:c="2"/>6 229</text:p>
          </table:table-cell>
          <table:table-cell office:value-type="float" office:value="410" table:style-name="ce38">
            <text:p><text:s text:c="3"/>410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278" table:style-name="ce38">
            <text:p><text:s text:c="2"/>1 278</text:p>
          </table:table-cell>
          <table:table-cell office:value-type="float" office:value="856" table:style-name="ce38">
            <text:p><text:s text:c="3"/>856</text:p>
          </table:table-cell>
          <table:table-cell office:value-type="float" office:value="2335" table:style-name="ce38">
            <text:p><text:s text:c="2"/>2 335</text:p>
          </table:table-cell>
          <table:table-cell office:value-type="float" office:value="29122" table:style-name="ce38">
            <text:p><text:s text:c="2"/>29 12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2791" table:style-name="ce37">
            <text:p><text:s text:c="2"/>32 791</text:p>
          </table:table-cell>
          <table:table-cell office:value-type="float" office:value="4065" table:style-name="ce37">
            <text:p><text:s text:c="2"/>4 065</text:p>
          </table:table-cell>
          <table:table-cell office:value-type="float" office:value="359" table:style-name="ce37">
            <text:p><text:s text:c="3"/>359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57" table:style-name="ce37">
            <text:p><text:s text:c="3"/>857</text:p>
          </table:table-cell>
          <table:table-cell office:value-type="float" office:value="1276" table:style-name="ce37">
            <text:p><text:s text:c="2"/>1 276</text:p>
          </table:table-cell>
          <table:table-cell office:value-type="float" office:value="27091" table:style-name="ce37">
            <text:p><text:s text:c="2"/>27 09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64428" table:style-name="ce38">
            <text:p><text:s text:c="2"/>164 428</text:p>
          </table:table-cell>
          <table:table-cell office:value-type="float" office:value="20869" table:style-name="ce38">
            <text:p><text:s text:c="2"/>20 869</text:p>
          </table:table-cell>
          <table:table-cell office:value-type="float" office:value="2063" table:style-name="ce38">
            <text:p><text:s text:c="2"/>2 063</text:p>
          </table:table-cell>
          <table:table-cell office:value-type="float" office:value="3722" table:style-name="ce38">
            <text:p><text:s text:c="2"/>3 722</text:p>
          </table:table-cell>
          <table:table-cell office:value-type="float" office:value="937" table:style-name="ce38">
            <text:p><text:s text:c="3"/>937</text:p>
          </table:table-cell>
          <table:table-cell office:value-type="float" office:value="2357" table:style-name="ce38">
            <text:p><text:s text:c="2"/>2 357</text:p>
          </table:table-cell>
          <table:table-cell office:value-type="float" office:value="5568" table:style-name="ce38">
            <text:p><text:s text:c="2"/>5 568</text:p>
          </table:table-cell>
          <table:table-cell office:value-type="float" office:value="12584" table:style-name="ce38">
            <text:p><text:s text:c="2"/>12 584</text:p>
          </table:table-cell>
          <table:table-cell office:value-type="float" office:value="128912" table:style-name="ce38">
            <text:p><text:s text:c="2"/>128 9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01936" table:style-name="ce36">
            <text:p><text:s text:c="2"/>201 936</text:p>
          </table:table-cell>
          <table:table-cell office:value-type="float" office:value="40482" table:style-name="ce36">
            <text:p><text:s text:c="2"/>40 482</text:p>
          </table:table-cell>
          <table:table-cell office:value-type="float" office:value="2727" table:style-name="ce36">
            <text:p><text:s text:c="2"/>2 727</text:p>
          </table:table-cell>
          <table:table-cell office:value-type="float" office:value="2755" table:style-name="ce36">
            <text:p><text:s text:c="2"/>2 755</text:p>
          </table:table-cell>
          <table:table-cell office:value-type="float" office:value="7033" table:style-name="ce36">
            <text:p><text:s text:c="2"/>7 033</text:p>
          </table:table-cell>
          <table:table-cell office:value-type="float" office:value="15537" table:style-name="ce36">
            <text:p><text:s text:c="2"/>15 537</text:p>
          </table:table-cell>
          <table:table-cell office:value-type="float" office:value="5159" table:style-name="ce36">
            <text:p><text:s text:c="2"/>5 159</text:p>
          </table:table-cell>
          <table:table-cell office:value-type="float" office:value="30484" table:style-name="ce36">
            <text:p><text:s text:c="2"/>30 484</text:p>
          </table:table-cell>
          <table:table-cell office:value-type="float" office:value="128243" table:style-name="ce36">
            <text:p><text:s text:c="2"/>128 24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69740" table:style-name="ce36">
            <text:p><text:s text:c="2"/>69 740</text:p>
          </table:table-cell>
          <table:table-cell office:value-type="float" office:value="13711" table:style-name="ce36">
            <text:p><text:s text:c="2"/>13 711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167" table:style-name="ce36">
            <text:p><text:s text:c="3"/>167</text:p>
          </table:table-cell>
          <table:table-cell office:value-type="float" office:value="911" table:style-name="ce36">
            <text:p><text:s text:c="3"/>911</text:p>
          </table:table-cell>
          <table:table-cell office:value-type="float" office:value="1846" table:style-name="ce36">
            <text:p><text:s text:c="2"/>1 846</text:p>
          </table:table-cell>
          <table:table-cell office:value-type="float" office:value="3186" table:style-name="ce36">
            <text:p><text:s text:c="2"/>3 186</text:p>
          </table:table-cell>
          <table:table-cell office:value-type="float" office:value="52702" table:style-name="ce36">
            <text:p><text:s text:c="2"/>52 70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23069" table:style-name="ce36">
            <text:p><text:s text:c="2"/>123 069</text:p>
          </table:table-cell>
          <table:table-cell office:value-type="float" office:value="18204" table:style-name="ce36">
            <text:p><text:s text:c="2"/>18 204</text:p>
          </table:table-cell>
          <table:table-cell office:value-type="float" office:value="876" table:style-name="ce36">
            <text:p><text:s text:c="3"/>876</text:p>
          </table:table-cell>
          <table:table-cell office:value-type="float" office:value="2575" table:style-name="ce36">
            <text:p><text:s text:c="2"/>2 575</text:p>
          </table:table-cell>
          <table:table-cell office:value-type="float" office:value="1095" table:style-name="ce36">
            <text:p><text:s text:c="2"/>1 095</text:p>
          </table:table-cell>
          <table:table-cell office:value-type="float" office:value="920" table:style-name="ce36">
            <text:p><text:s text:c="3"/>920</text:p>
          </table:table-cell>
          <table:table-cell office:value-type="float" office:value="3711" table:style-name="ce36">
            <text:p><text:s text:c="2"/>3 711</text:p>
          </table:table-cell>
          <table:table-cell office:value-type="float" office:value="8301" table:style-name="ce36">
            <text:p><text:s text:c="2"/>8 301</text:p>
          </table:table-cell>
          <table:table-cell office:value-type="float" office:value="95688" table:style-name="ce36">
            <text:p><text:s text:c="2"/>95 68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6227" table:style-name="ce36">
            <text:p><text:s text:c="2"/>76 227</text:p>
          </table:table-cell>
          <table:table-cell office:value-type="float" office:value="9136" table:style-name="ce36">
            <text:p><text:s text:c="2"/>9 136</text:p>
          </table:table-cell>
          <table:table-cell office:value-type="float" office:value="587" table:style-name="ce36">
            <text:p><text:s text:c="3"/>587</text:p>
          </table:table-cell>
          <table:table-cell office:value-type="float" office:value="518" table:style-name="ce36">
            <text:p><text:s text:c="3"/>518</text:p>
          </table:table-cell>
          <table:table-cell office:value-type="float" office:value="2183" table:style-name="ce36">
            <text:p><text:s text:c="2"/>2 183</text:p>
          </table:table-cell>
          <table:table-cell office:value-type="float" office:value="2442" table:style-name="ce36">
            <text:p><text:s text:c="2"/>2 442</text:p>
          </table:table-cell>
          <table:table-cell office:value-type="float" office:value="1281" table:style-name="ce36">
            <text:p><text:s text:c="2"/>1 281</text:p>
          </table:table-cell>
          <table:table-cell office:value-type="float" office:value="6424" table:style-name="ce36">
            <text:p><text:s text:c="2"/>6 424</text:p>
          </table:table-cell>
          <table:table-cell office:value-type="float" office:value="60080" table:style-name="ce36">
            <text:p><text:s text:c="2"/>60 08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4222" table:style-name="ce36">
            <text:p><text:s text:c="2"/>74 222</text:p>
          </table:table-cell>
          <table:table-cell office:value-type="float" office:value="27835" table:style-name="ce36">
            <text:p><text:s text:c="2"/>27 835</text:p>
          </table:table-cell>
          <table:table-cell office:value-type="float" office:value="682" table:style-name="ce36">
            <text:p><text:s text:c="3"/>682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5753" table:style-name="ce36">
            <text:p><text:s text:c="2"/>5 753</text:p>
          </table:table-cell>
          <table:table-cell office:value-type="float" office:value="1114" table:style-name="ce36">
            <text:p><text:s text:c="2"/>1 114</text:p>
          </table:table-cell>
          <table:table-cell office:value-type="float" office:value="7809" table:style-name="ce36">
            <text:p><text:s text:c="2"/>7 809</text:p>
          </table:table-cell>
          <table:table-cell office:value-type="float" office:value="37896" table:style-name="ce36">
            <text:p><text:s text:c="2"/>37 89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85422" table:style-name="ce37">
            <text:p><text:s text:c="2"/>85 422</text:p>
          </table:table-cell>
          <table:table-cell office:value-type="float" office:value="33989" table:style-name="ce37">
            <text:p><text:s text:c="2"/>33 989</text:p>
          </table:table-cell>
          <table:table-cell office:value-type="float" office:value="717" table:style-name="ce37">
            <text:p><text:s text:c="3"/>717</text:p>
          </table:table-cell>
          <table:table-cell office:value-type="float" office:value="1449" table:style-name="ce37">
            <text:p><text:s text:c="2"/>1 449</text:p>
          </table:table-cell>
          <table:table-cell office:value-type="float" office:value="1183" table:style-name="ce37">
            <text:p><text:s text:c="2"/>1 183</text:p>
          </table:table-cell>
          <table:table-cell office:value-type="float" office:value="8311" table:style-name="ce37">
            <text:p><text:s text:c="2"/>8 311</text:p>
          </table:table-cell>
          <table:table-cell office:value-type="float" office:value="1331" table:style-name="ce37">
            <text:p><text:s text:c="2"/>1 331</text:p>
          </table:table-cell>
          <table:table-cell office:value-type="float" office:value="12274" table:style-name="ce37">
            <text:p><text:s text:c="2"/>12 274</text:p>
          </table:table-cell>
          <table:table-cell office:value-type="float" office:value="38442" table:style-name="ce37">
            <text:p><text:s text:c="2"/>38 44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78535" table:style-name="ce38">
            <text:p><text:s text:c="2"/>78 5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56" table:style-name="ce38">
            <text:p><text:s text:c="2"/>3 656</text:p>
          </table:table-cell>
          <table:table-cell office:value-type="float" office:value="3656" table:style-name="ce38">
            <text:p><text:s text:c="2"/>3 656</text:p>
          </table:table-cell>
          <table:table-cell office:value-type="float" office:value="74879" table:style-name="ce38">
            <text:p><text:s text:c="2"/>74 87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13110" table:style-name="ce38">
            <text:p><text:s text:c="2"/>213 110</text:p>
          </table:table-cell>
          <table:table-cell office:value-type="float" office:value="1416" table:style-name="ce38">
            <text:p><text:s text:c="2"/>1 4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994" table:style-name="ce38">
            <text:p><text:s text:c="2"/>25 994</text:p>
          </table:table-cell>
          <table:table-cell office:value-type="float" office:value="-1161" table:style-name="ce38">
            <text:p><text:s/>(-) <text:s/>1 161</text:p>
          </table:table-cell>
          <table:table-cell office:value-type="float" office:value="24833" table:style-name="ce38">
            <text:p><text:s text:c="2"/>24 833</text:p>
          </table:table-cell>
          <table:table-cell office:value-type="float" office:value="186861" table:style-name="ce38">
            <text:p><text:s text:c="2"/>186 86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63426" table:style-name="ce37">
            <text:p><text:s text:c="2"/>63 426</text:p>
          </table:table-cell>
          <table:table-cell office:value-type="float" office:value="2087" table:style-name="ce37">
            <text:p><text:s text:c="2"/>2 0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2827" table:style-name="ce37">
            <text:p><text:s text:c="2"/>2 827</text:p>
          </table:table-cell>
          <table:table-cell office:value-type="float" office:value="3007" table:style-name="ce37">
            <text:p><text:s text:c="2"/>3 007</text:p>
          </table:table-cell>
          <table:table-cell office:value-type="float" office:value="58332" table:style-name="ce37">
            <text:p><text:s text:c="2"/>58 33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54722" table:style-name="ce38">
            <text:p><text:s text:c="2"/>354 7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177" table:style-name="ce38">
            <text:p><text:s text:c="2"/>19 177</text:p>
          </table:table-cell>
          <table:table-cell office:value-type="float" office:value="19177" table:style-name="ce38">
            <text:p><text:s text:c="2"/>19 177</text:p>
          </table:table-cell>
          <table:table-cell office:value-type="float" office:value="335545" table:style-name="ce38">
            <text:p><text:s text:c="2"/>335 5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66901" table:style-name="ce36">
            <text:p><text:s text:c="2"/>166 9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33" table:style-name="ce36">
            <text:p><text:s text:c="2"/>9 333</text:p>
          </table:table-cell>
          <table:table-cell office:value-type="float" office:value="9333" table:style-name="ce36">
            <text:p><text:s text:c="2"/>9 333</text:p>
          </table:table-cell>
          <table:table-cell office:value-type="float" office:value="157568" table:style-name="ce36">
            <text:p><text:s text:c="2"/>157 5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37584" table:style-name="ce36">
            <text:p><text:s text:c="2"/>137 5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76" table:style-name="ce36">
            <text:p><text:s text:c="2"/>4 876</text:p>
          </table:table-cell>
          <table:table-cell office:value-type="float" office:value="4876" table:style-name="ce36">
            <text:p><text:s text:c="2"/>4 876</text:p>
          </table:table-cell>
          <table:table-cell office:value-type="float" office:value="132708" table:style-name="ce36">
            <text:p><text:s text:c="2"/>132 7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62353" table:style-name="ce36">
            <text:p><text:s text:c="2"/>62 353</text:p>
          </table:table-cell>
          <table:table-cell office:value-type="float" office:value="-73630" table:style-name="ce36">
            <text:p><text:s/>(-) <text:s/>73 6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6" table:style-name="ce36">
            <text:p><text:s text:c="2"/>1 346</text:p>
          </table:table-cell>
          <table:table-cell office:value-type="float" office:value="1346" table:style-name="ce36">
            <text:p><text:s text:c="2"/>1 346</text:p>
          </table:table-cell>
          <table:table-cell office:value-type="float" office:value="134637" table:style-name="ce36">
            <text:p><text:s text:c="2"/>134 63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2677" table:style-name="ce36">
            <text:p><text:s text:c="2"/>42 677</text:p>
          </table:table-cell>
          <table:table-cell office:value-type="float" office:value="-738756" table:style-name="ce36">
            <text:p><text:s/>(-) <text:s/>738 7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780831" table:style-name="ce36">
            <text:p><text:s text:c="2"/>780 83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41506" table:style-name="ce36">
            <text:p><text:s text:c="2"/>141 5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65990" table:style-name="ce36">
            <text:p><text:s/>(-) <text:s/>65 9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0" table:style-name="ce36">
            <text:p><text:s text:c="2"/>1 900</text:p>
          </table:table-cell>
          <table:table-cell office:value-type="float" office:value="5319" table:style-name="ce36">
            <text:p><text:s text:c="2"/>5 319</text:p>
          </table:table-cell>
          <table:table-cell office:value-type="float" office:value="7219" table:style-name="ce36">
            <text:p><text:s text:c="2"/>7 219</text:p>
          </table:table-cell>
          <table:table-cell office:value-type="float" office:value="200277" table:style-name="ce36">
            <text:p><text:s text:c="2"/>200 27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96220" table:style-name="ce38">
            <text:p><text:s text:c="2"/>96 2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49" table:style-name="ce38">
            <text:p><text:s text:c="2"/>8 349</text:p>
          </table:table-cell>
          <table:table-cell office:value-type="float" office:value="640" table:style-name="ce38">
            <text:p><text:s text:c="3"/>640</text:p>
          </table:table-cell>
          <table:table-cell office:value-type="float" office:value="8989" table:style-name="ce38">
            <text:p><text:s text:c="2"/>8 989</text:p>
          </table:table-cell>
          <table:table-cell office:value-type="float" office:value="87231" table:style-name="ce38">
            <text:p><text:s text:c="2"/>87 23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5786" table:style-name="ce37">
            <text:p><text:s text:c="2"/>25 7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900" table:style-name="ce37">
            <text:p><text:s/>(-) <text:s/>1 9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3858" table:style-name="ce37">
            <text:p><text:s text:c="2"/>3 858</text:p>
          </table:table-cell>
          <table:table-cell office:value-type="float" office:value="4046" table:style-name="ce37">
            <text:p><text:s text:c="2"/>4 046</text:p>
          </table:table-cell>
          <table:table-cell office:value-type="float" office:value="23640" table:style-name="ce37">
            <text:p><text:s text:c="2"/>23 6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7174" table:style-name="ce37">
            <text:p><text:s text:c="2"/>47 1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629" table:style-name="ce37">
            <text:p><text:s text:c="2"/>1 629</text:p>
          </table:table-cell>
          <table:table-cell office:value-type="float" office:value="1957" table:style-name="ce37">
            <text:p><text:s text:c="2"/>1 957</text:p>
          </table:table-cell>
          <table:table-cell office:value-type="float" office:value="45217" table:style-name="ce37">
            <text:p><text:s text:c="2"/>45 217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93701" table:style-name="ce37">
            <text:p><text:s text:c="2"/>93 7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91" table:style-name="ce37">
            <text:p><text:s text:c="2"/>5 291</text:p>
          </table:table-cell>
          <table:table-cell office:value-type="float" office:value="5291" table:style-name="ce37">
            <text:p><text:s text:c="2"/>5 291</text:p>
          </table:table-cell>
          <table:table-cell office:value-type="float" office:value="88410" table:style-name="ce37">
            <text:p><text:s text:c="2"/>88 41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1073" table:style-name="ce37">
            <text:p><text:s text:c="2"/>21 0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7" table:style-name="ce37">
            <text:p><text:s text:c="2"/>1 427</text:p>
          </table:table-cell>
          <table:table-cell office:value-type="float" office:value="1427" table:style-name="ce37">
            <text:p><text:s text:c="2"/>1 427</text:p>
          </table:table-cell>
          <table:table-cell office:value-type="float" office:value="19646" table:style-name="ce37">
            <text:p><text:s text:c="2"/>19 6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2919" table:style-name="ce36">
            <text:p><text:s text:c="2"/>42 9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63" table:style-name="ce36">
            <text:p><text:s text:c="2"/>3 263</text:p>
          </table:table-cell>
          <table:table-cell office:value-type="float" office:value="3263" table:style-name="ce36">
            <text:p><text:s text:c="2"/>3 263</text:p>
          </table:table-cell>
          <table:table-cell office:value-type="float" office:value="39656" table:style-name="ce36">
            <text:p><text:s text:c="2"/>39 6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36282" table:style-name="ce36">
            <text:p><text:s text:c="2"/>236 2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23" table:style-name="ce36">
            <text:p><text:s text:c="2"/>19 223</text:p>
          </table:table-cell>
          <table:table-cell office:value-type="float" office:value="3644" table:style-name="ce36">
            <text:p><text:s text:c="2"/>3 644</text:p>
          </table:table-cell>
          <table:table-cell office:value-type="float" office:value="22867" table:style-name="ce36">
            <text:p><text:s text:c="2"/>22 867</text:p>
          </table:table-cell>
          <table:table-cell office:value-type="float" office:value="213415" table:style-name="ce36">
            <text:p><text:s text:c="2"/>213 4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3832" table:style-name="ce36">
            <text:p><text:s text:c="2"/>33 832</text:p>
          </table:table-cell>
          <table:table-cell office:value-type="float" office:value="10433" table:style-name="ce36">
            <text:p><text:s text:c="2"/>10 433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0" table:style-name="ce36">
            <text:p><text:s text:c="3"/>860</text:p>
          </table:table-cell>
          <table:table-cell office:value-type="float" office:value="864" table:style-name="ce36">
            <text:p><text:s text:c="3"/>864</text:p>
          </table:table-cell>
          <table:table-cell office:value-type="float" office:value="22474" table:style-name="ce36">
            <text:p><text:s text:c="2"/>22 47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6588" table:style-name="ce36">
            <text:p><text:s text:c="2"/>46 5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2" table:style-name="ce36">
            <text:p><text:s text:c="2"/>1 872</text:p>
          </table:table-cell>
          <table:table-cell office:value-type="float" office:value="1880" table:style-name="ce36">
            <text:p><text:s text:c="2"/>1 880</text:p>
          </table:table-cell>
          <table:table-cell office:value-type="float" office:value="44708" table:style-name="ce36">
            <text:p><text:s text:c="2"/>44 7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2679" table:style-name="ce36">
            <text:p><text:s text:c="2"/>202 6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76" table:style-name="ce36">
            <text:p><text:s text:c="2"/>33 476</text:p>
          </table:table-cell>
          <table:table-cell office:value-type="float" office:value="7068" table:style-name="ce36">
            <text:p><text:s text:c="2"/>7 068</text:p>
          </table:table-cell>
          <table:table-cell office:value-type="float" office:value="40544" table:style-name="ce36">
            <text:p><text:s text:c="2"/>40 544</text:p>
          </table:table-cell>
          <table:table-cell office:value-type="float" office:value="162135" table:style-name="ce36">
            <text:p><text:s text:c="2"/>162 13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28402" table:style-name="ce37">
            <text:p><text:s text:c="2"/>128 402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51" table:style-name="ce37">
            <text:p><text:s text:c="2"/>5 651</text:p>
          </table:table-cell>
          <table:table-cell office:value-type="float" office:value="5651" table:style-name="ce37">
            <text:p><text:s text:c="2"/>5 651</text:p>
          </table:table-cell>
          <table:table-cell office:value-type="float" office:value="122578" table:style-name="ce37">
            <text:p><text:s text:c="2"/>122 57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518729" table:style-name="ce37">
            <text:p><text:s text:c="2"/>518 7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689" table:style-name="ce37">
            <text:p><text:s text:c="2"/>64 689</text:p>
          </table:table-cell>
          <table:table-cell office:value-type="float" office:value="64689" table:style-name="ce37">
            <text:p><text:s text:c="2"/>64 689</text:p>
          </table:table-cell>
          <table:table-cell office:value-type="float" office:value="454040" table:style-name="ce37">
            <text:p><text:s text:c="2"/>454 0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75701" table:style-name="ce37">
            <text:p><text:s text:c="2"/>175 7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7" table:style-name="ce37">
            <text:p><text:s text:c="2"/>1 017</text:p>
          </table:table-cell>
          <table:table-cell office:value-type="float" office:value="1017" table:style-name="ce37">
            <text:p><text:s text:c="2"/>1 017</text:p>
          </table:table-cell>
          <table:table-cell office:value-type="float" office:value="174684" table:style-name="ce37">
            <text:p><text:s text:c="2"/>174 68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37567" table:style-name="ce37">
            <text:p><text:s text:c="2"/>337 5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567" table:style-name="ce37">
            <text:p><text:s text:c="2"/>337 567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82257" table:style-name="ce37">
            <text:p><text:s text:c="2"/>182 2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75" table:style-name="ce37">
            <text:p><text:s text:c="2"/>9 375</text:p>
          </table:table-cell>
          <table:table-cell office:value-type="float" office:value="9375" table:style-name="ce37">
            <text:p><text:s text:c="2"/>9 375</text:p>
          </table:table-cell>
          <table:table-cell office:value-type="float" office:value="172882" table:style-name="ce37">
            <text:p><text:s text:c="2"/>172 88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4278" table:style-name="ce36">
            <text:p><text:s text:c="2"/>44 2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44239" table:style-name="ce36">
            <text:p><text:s text:c="2"/>44 23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3607" table:style-name="ce36">
            <text:p><text:s text:c="2"/>73 6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84" table:style-name="ce36">
            <text:p><text:s text:c="2"/>4 084</text:p>
          </table:table-cell>
          <table:table-cell office:value-type="float" office:value="4084" table:style-name="ce36">
            <text:p><text:s text:c="2"/>4 084</text:p>
          </table:table-cell>
          <table:table-cell office:value-type="float" office:value="69523" table:style-name="ce36">
            <text:p><text:s text:c="2"/>69 52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09002" table:style-name="ce36">
            <text:p><text:s text:c="2"/>109 0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73" table:style-name="ce36">
            <text:p><text:s text:c="2"/>5 473</text:p>
          </table:table-cell>
          <table:table-cell office:value-type="float" office:value="5473" table:style-name="ce36">
            <text:p><text:s text:c="2"/>5 473</text:p>
          </table:table-cell>
          <table:table-cell office:value-type="float" office:value="103529" table:style-name="ce36">
            <text:p><text:s text:c="2"/>103 52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04151" table:style-name="ce36">
            <text:p><text:s text:c="2"/>104 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29" table:style-name="ce36">
            <text:p><text:s text:c="2"/>9 229</text:p>
          </table:table-cell>
          <table:table-cell office:value-type="float" office:value="9229" table:style-name="ce36">
            <text:p><text:s text:c="2"/>9 229</text:p>
          </table:table-cell>
          <table:table-cell office:value-type="float" office:value="94922" table:style-name="ce36">
            <text:p><text:s text:c="2"/>94 92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81305" table:style-name="ce36">
            <text:p><text:s text:c="2"/>81 3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1" table:style-name="ce36">
            <text:p><text:s text:c="2"/>1 801</text:p>
          </table:table-cell>
          <table:table-cell office:value-type="float" office:value="1801" table:style-name="ce36">
            <text:p><text:s text:c="2"/>1 801</text:p>
          </table:table-cell>
          <table:table-cell office:value-type="float" office:value="79504" table:style-name="ce36">
            <text:p><text:s text:c="2"/>79 50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18189" table:style-name="ce37">
            <text:p><text:s text:c="2"/>118 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90" table:style-name="ce37">
            <text:p><text:s text:c="2"/>7 190</text:p>
          </table:table-cell>
          <table:table-cell office:value-type="float" office:value="7190" table:style-name="ce37">
            <text:p><text:s text:c="2"/>7 190</text:p>
          </table:table-cell>
          <table:table-cell office:value-type="float" office:value="110999" table:style-name="ce37">
            <text:p><text:s text:c="2"/>110 99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35705" table:style-name="ce37">
            <text:p><text:s text:c="2"/>35 7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3" table:style-name="ce37">
            <text:p><text:s text:c="2"/>1 603</text:p>
          </table:table-cell>
          <table:table-cell office:value-type="float" office:value="1603" table:style-name="ce37">
            <text:p><text:s text:c="2"/>1 603</text:p>
          </table:table-cell>
          <table:table-cell office:value-type="float" office:value="34102" table:style-name="ce37">
            <text:p><text:s text:c="2"/>34 102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577766" table:style-name="ce37">
            <text:p><text:s text:c="2"/>577 7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7766" table:style-name="ce37">
            <text:p><text:s text:c="2"/>577 76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2591" table:style-name="ce37">
            <text:p><text:s text:c="2"/>12 5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91" table:style-name="ce37">
            <text:p><text:s text:c="2"/>12 591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32258" table:style-name="ce37">
            <text:p><text:s text:c="2"/>232 2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2258" table:style-name="ce37">
            <text:p><text:s text:c="2"/>232 25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94004" table:style-name="ce36">
            <text:p><text:s text:c="2"/>94 0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6" table:style-name="ce36">
            <text:p><text:s text:c="2"/>1 616</text:p>
          </table:table-cell>
          <table:table-cell office:value-type="float" office:value="1616" table:style-name="ce36">
            <text:p><text:s text:c="2"/>1 616</text:p>
          </table:table-cell>
          <table:table-cell office:value-type="float" office:value="92388" table:style-name="ce36">
            <text:p><text:s text:c="2"/>92 38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49584" table:style-name="ce36">
            <text:p><text:s text:c="2"/>149 5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584" table:style-name="ce36">
            <text:p><text:s text:c="2"/>149 58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80342" table:style-name="ce36">
            <text:p><text:s text:c="2"/>180 3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16" table:style-name="ce36">
            <text:p><text:s text:c="2"/>4 916</text:p>
          </table:table-cell>
          <table:table-cell office:value-type="float" office:value="4916" table:style-name="ce36">
            <text:p><text:s text:c="2"/>4 916</text:p>
          </table:table-cell>
          <table:table-cell office:value-type="float" office:value="175426" table:style-name="ce36">
            <text:p><text:s text:c="2"/>175 42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1575" table:style-name="ce36">
            <text:p><text:s text:c="2"/>41 5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98" table:style-name="ce36">
            <text:p><text:s text:c="2"/>5 398</text:p>
          </table:table-cell>
          <table:table-cell office:value-type="float" office:value="5406" table:style-name="ce36">
            <text:p><text:s text:c="2"/>5 406</text:p>
          </table:table-cell>
          <table:table-cell office:value-type="float" office:value="36169" table:style-name="ce36">
            <text:p><text:s text:c="2"/>36 16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8700" table:style-name="ce36">
            <text:p><text:s text:c="2"/>78 7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700" table:style-name="ce36">
            <text:p><text:s text:c="2"/>78 70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6182" table:style-name="ce37">
            <text:p><text:s text:c="2"/>26 1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0" table:style-name="ce37">
            <text:p><text:s text:c="2"/>1 190</text:p>
          </table:table-cell>
          <table:table-cell office:value-type="float" office:value="1190" table:style-name="ce37">
            <text:p><text:s text:c="2"/>1 190</text:p>
          </table:table-cell>
          <table:table-cell office:value-type="float" office:value="24992" table:style-name="ce37">
            <text:p><text:s text:c="2"/>24 99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0671" table:style-name="ce37">
            <text:p><text:s text:c="2"/>40 6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4" table:style-name="ce37">
            <text:p><text:s text:c="3"/>554</text:p>
          </table:table-cell>
          <table:table-cell office:value-type="float" office:value="554" table:style-name="ce37">
            <text:p><text:s text:c="3"/>554</text:p>
          </table:table-cell>
          <table:table-cell office:value-type="float" office:value="40117" table:style-name="ce37">
            <text:p><text:s text:c="2"/>40 117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53924" table:style-name="ce37">
            <text:p><text:s text:c="2"/>53 9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924" table:style-name="ce37">
            <text:p><text:s text:c="2"/>53 924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0645440" table:style-name="ce48">
            <text:p><text:s/>10 645 44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4854" table:style-name="ce48">
            <text:p><text:s text:c="2"/>34 854</text:p>
          </table:table-cell>
          <table:table-cell office:value-type="float" office:value="42985" table:style-name="ce48">
            <text:p><text:s text:c="2"/>42 985</text:p>
          </table:table-cell>
          <table:table-cell office:value-type="float" office:value="369477" table:style-name="ce48">
            <text:p><text:s text:c="2"/>369 477</text:p>
          </table:table-cell>
          <table:table-cell office:value-type="float" office:value="336419" table:style-name="ce48">
            <text:p><text:s text:c="2"/>336 419</text:p>
          </table:table-cell>
          <table:table-cell office:value-type="float" office:value="783735" table:style-name="ce48">
            <text:p><text:s text:c="2"/>783 735</text:p>
          </table:table-cell>
          <table:table-cell office:value-type="float" office:value="9861705" table:style-name="ce48">
            <text:p><text:s/>9 861 705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4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0843" table:style-name="ce36">
            <text:p><text:s text:c="2"/>10 843</text:p>
          </table:table-cell>
          <table:table-cell office:value-type="float" office:value="362" table:style-name="ce36">
            <text:p><text:s text:c="3"/>36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8" table:style-name="ce36">
            <text:p><text:s text:c="3"/>4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04" table:style-name="ce36">
            <text:p><text:s text:c="2"/>11 70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5322" table:style-name="ce36">
            <text:p><text:s text:c="2"/>25 322</text:p>
          </table:table-cell>
          <table:table-cell office:value-type="float" office:value="1598" table:style-name="ce36">
            <text:p><text:s text:c="2"/>1 59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322" table:style-name="ce36">
            <text:p><text:s text:c="2"/>27 32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730" table:style-name="ce36">
            <text:p><text:s text:c="2"/>9 73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45" table:style-name="ce36">
            <text:p><text:s text:c="2"/>9 74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3146" table:style-name="ce36">
            <text:p><text:s text:c="2"/>43 146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378" table:style-name="ce36">
            <text:p><text:s text:c="2"/>43 378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86558" table:style-name="ce36">
            <text:p><text:s text:c="2"/>86 558</text:p>
          </table:table-cell>
          <table:table-cell office:value-type="float" office:value="2251" table:style-name="ce36">
            <text:p><text:s text:c="2"/>2 25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843" table:style-name="ce36">
            <text:p><text:s text:c="2"/>88 84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1843" table:style-name="ce37">
            <text:p><text:s text:c="2"/>51 843</text:p>
          </table:table-cell>
          <table:table-cell office:value-type="float" office:value="2303" table:style-name="ce37">
            <text:p><text:s text:c="2"/>2 303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65" table:style-name="ce37">
            <text:p><text:s text:c="2"/>54 765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4700" table:style-name="ce37">
            <text:p><text:s text:c="2"/>4 70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47" table:style-name="ce37">
            <text:p><text:s text:c="2"/>4 74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1120" table:style-name="ce37">
            <text:p><text:s text:c="2"/>11 120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972" table:style-name="ce37">
            <text:p><text:s text:c="2"/>11 97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6822" table:style-name="ce37">
            <text:p><text:s text:c="2"/>16 822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17" table:style-name="ce37">
            <text:p><text:s text:c="2"/>17 41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768" table:style-name="ce37">
            <text:p><text:s text:c="2"/>3 768</text:p>
          </table:table-cell>
          <table:table-cell office:value-type="float" office:value="50572" table:style-name="ce37">
            <text:p><text:s text:c="2"/>50 572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656" table:style-name="ce37">
            <text:p><text:s text:c="2"/>54 65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392" table:style-name="ce36">
            <text:p><text:s text:c="2"/>2 392</text:p>
          </table:table-cell>
          <table:table-cell office:value-type="float" office:value="22191" table:style-name="ce36">
            <text:p><text:s text:c="2"/>22 19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49" table:style-name="ce36">
            <text:p><text:s text:c="2"/>24 64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7106" table:style-name="ce36">
            <text:p><text:s text:c="2"/>7 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96" table:style-name="ce36">
            <text:p><text:s text:c="2"/>7 49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10" table:style-name="ce36">
            <text:p><text:s text:c="3"/>410</text:p>
          </table:table-cell>
          <table:table-cell office:value-type="float" office:value="21038" table:style-name="ce36">
            <text:p><text:s text:c="2"/>21 03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58" table:style-name="ce36">
            <text:p><text:s text:c="2"/>21 4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846" table:style-name="ce36">
            <text:p><text:s text:c="3"/>846</text:p>
          </table:table-cell>
          <table:table-cell office:value-type="float" office:value="1202" table:style-name="ce36">
            <text:p><text:s text:c="2"/>1 202</text:p>
          </table:table-cell>
          <table:table-cell office:value-type="float" office:value="18031" table:style-name="ce36">
            <text:p><text:s text:c="2"/>18 0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59" table:style-name="ce36">
            <text:p><text:s text:c="2"/>20 159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93" table:style-name="ce36">
            <text:p><text:s text:c="3"/>293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0076" table:style-name="ce36">
            <text:p><text:s text:c="2"/>10 0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51" table:style-name="ce36">
            <text:p><text:s text:c="2"/>10 75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8" table:style-name="ce37">
            <text:p><text:s text:c="2"/>1 3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8" table:style-name="ce37">
            <text:p><text:s text:c="2"/>1 39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6135" table:style-name="ce37">
            <text:p><text:s text:c="2"/>16 1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8" table:style-name="ce37">
            <text:p><text:s text:c="3"/>5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82" table:style-name="ce37">
            <text:p><text:s text:c="2"/>17 48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97027" table:style-name="ce37">
            <text:p><text:s text:c="2"/>197 0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6" table:style-name="ce37">
            <text:p><text:s text:c="3"/>3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7641" table:style-name="ce37">
            <text:p><text:s text:c="2"/>197 64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884" table:style-name="ce37">
            <text:p><text:s text:c="2"/>82 8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031" table:style-name="ce37">
            <text:p><text:s text:c="2"/>83 03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74" table:style-name="ce37">
            <text:p><text:s text:c="2"/>11 7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8" table:style-name="ce37">
            <text:p><text:s text:c="3"/>52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51" table:style-name="ce37">
            <text:p><text:s text:c="2"/>12 35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296" table:style-name="ce36">
            <text:p><text:s text:c="3"/>29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227" table:style-name="ce36">
            <text:p><text:s text:c="2"/>93 2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4" table:style-name="ce36">
            <text:p><text:s text:c="2"/>1 0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434" table:style-name="ce36">
            <text:p><text:s text:c="2"/>95 43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20" table:style-name="ce36">
            <text:p><text:s text:c="2"/>11 5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53" table:style-name="ce36">
            <text:p><text:s text:c="2"/>11 6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544" table:style-name="ce36">
            <text:p><text:s text:c="2"/>39 5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3" table:style-name="ce36">
            <text:p><text:s text:c="3"/>8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8" table:style-name="ce36">
            <text:p><text:s text:c="2"/>2 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37" table:style-name="ce36">
            <text:p><text:s text:c="2"/>42 8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0" table:style-name="ce36">
            <text:p><text:s text:c="2"/>3 6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0" table:style-name="ce36">
            <text:p><text:s text:c="2"/>3 68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38" table:style-name="ce36">
            <text:p><text:s text:c="2"/>15 9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5" table:style-name="ce36">
            <text:p><text:s text:c="2"/>2 3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25" table:style-name="ce36">
            <text:p><text:s text:c="2"/>18 32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969" table:style-name="ce37">
            <text:p><text:s text:c="3"/>96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51" table:style-name="ce37">
            <text:p><text:s text:c="2"/>36 8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3" table:style-name="ce37">
            <text:p><text:s text:c="3"/>9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854" table:style-name="ce37">
            <text:p><text:s text:c="2"/>38 85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370" table:style-name="ce38">
            <text:p><text:s text:c="2"/>31 370</text:p>
          </table:table-cell>
          <table:table-cell office:value-type="float" office:value="230" table:style-name="ce38">
            <text:p><text:s text:c="3"/>2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46" table:style-name="ce38">
            <text:p><text:s text:c="2"/>5 84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664" table:style-name="ce38">
            <text:p><text:s text:c="2"/>37 66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46" table:style-name="ce37">
            <text:p><text:s text:c="2"/>20 346</text:p>
          </table:table-cell>
          <table:table-cell office:value-type="float" office:value="441" table:style-name="ce37">
            <text:p><text:s text:c="3"/>4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76" table:style-name="ce37">
            <text:p><text:s text:c="2"/>21 47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6" table:style-name="ce37">
            <text:p><text:s text:c="3"/>4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664" table:style-name="ce37">
            <text:p><text:s text:c="2"/>48 6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4" table:style-name="ce37">
            <text:p><text:s text:c="3"/>594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01" table:style-name="ce37">
            <text:p><text:s text:c="2"/>4 2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148" table:style-name="ce37">
            <text:p><text:s text:c="2"/>54 14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9587" table:style-name="ce37">
            <text:p><text:s text:c="2"/>9 5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70" table:style-name="ce37">
            <text:p><text:s text:c="2"/>9 8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833" table:style-name="ce36">
            <text:p><text:s text:c="3"/>833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35" table:style-name="ce36">
            <text:p><text:s text:c="2"/>11 2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8" table:style-name="ce36">
            <text:p><text:s text:c="3"/>6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48" table:style-name="ce36">
            <text:p><text:s text:c="2"/>12 7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893" table:style-name="ce36">
            <text:p><text:s text:c="2"/>2 893</text:p>
          </table:table-cell>
          <table:table-cell office:value-type="float" office:value="1083" table:style-name="ce36">
            <text:p><text:s text:c="2"/>1 083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8704" table:style-name="ce36">
            <text:p><text:s text:c="2"/>28 704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39" table:style-name="ce36">
            <text:p><text:s text:c="2"/>34 33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2" table:style-name="ce36">
            <text:p><text:s text:c="2"/>1 6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19" table:style-name="ce36">
            <text:p><text:s text:c="2"/>22 6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59" table:style-name="ce36">
            <text:p><text:s text:c="2"/>24 5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9" table:style-name="ce36">
            <text:p><text:s text:c="2"/>2 569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69994" table:style-name="ce36">
            <text:p><text:s text:c="2"/>69 994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16" table:style-name="ce36">
            <text:p><text:s text:c="2"/>17 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620" table:style-name="ce36">
            <text:p><text:s text:c="2"/>91 62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986" table:style-name="ce36">
            <text:p><text:s text:c="2"/>1 986</text:p>
          </table:table-cell>
          <table:table-cell office:value-type="float" office:value="61145" table:style-name="ce36">
            <text:p><text:s text:c="2"/>61 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5" table:style-name="ce36">
            <text:p><text:s text:c="3"/>8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592" table:style-name="ce36">
            <text:p><text:s text:c="2"/>64 59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56" table:style-name="ce37">
            <text:p><text:s text:c="2"/>14 5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95" table:style-name="ce37">
            <text:p><text:s text:c="2"/>14 69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29" table:style-name="ce37">
            <text:p><text:s text:c="2"/>1 529</text:p>
          </table:table-cell>
          <table:table-cell office:value-type="float" office:value="343" table:style-name="ce37">
            <text:p><text:s text:c="3"/>343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64" table:style-name="ce37">
            <text:p><text:s text:c="2"/>7 364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12" table:style-name="ce37">
            <text:p><text:s text:c="2"/>9 31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12" table:style-name="ce37">
            <text:p><text:s text:c="2"/>15 512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80" table:style-name="ce37">
            <text:p><text:s text:c="2"/>16 08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512" table:style-name="ce37">
            <text:p><text:s text:c="2"/>18 512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516" table:style-name="ce37">
            <text:p><text:s text:c="3"/>516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9" table:style-name="ce37">
            <text:p><text:s text:c="3"/>319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11" table:style-name="ce37">
            <text:p><text:s text:c="2"/>19 91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0" table:style-name="ce38">
            <text:p><text:s text:c="3"/>500</text:p>
          </table:table-cell>
          <table:table-cell office:value-type="float" office:value="56670" table:style-name="ce38">
            <text:p><text:s text:c="2"/>56 670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3" table:style-name="ce38">
            <text:p><text:s text:c="3"/>6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159" table:style-name="ce38">
            <text:p><text:s text:c="2"/>58 1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35425" table:style-name="ce36">
            <text:p><text:s text:c="2"/>35 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71" table:style-name="ce36">
            <text:p><text:s text:c="2"/>36 4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07" table:style-name="ce36">
            <text:p><text:s text:c="2"/>24 007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84" table:style-name="ce36">
            <text:p><text:s text:c="2"/>24 5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4310" table:style-name="ce36">
            <text:p><text:s text:c="2"/>14 3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18" table:style-name="ce36">
            <text:p><text:s text:c="2"/>14 3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50026" table:style-name="ce36">
            <text:p><text:s text:c="2"/>50 026</text:p>
          </table:table-cell>
          <table:table-cell office:value-type="float" office:value="286" table:style-name="ce36">
            <text:p><text:s text:c="3"/>2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363" table:style-name="ce36">
            <text:p><text:s text:c="2"/>51 3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18788" table:style-name="ce36">
            <text:p><text:s text:c="2"/>18 7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73" table:style-name="ce36">
            <text:p><text:s text:c="2"/>20 6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29" table:style-name="ce37">
            <text:p><text:s text:c="2"/>9 7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29" table:style-name="ce37">
            <text:p><text:s text:c="2"/>9 72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899" table:style-name="ce37">
            <text:p><text:s text:c="2"/>71 8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899" table:style-name="ce37">
            <text:p><text:s text:c="2"/>71 89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27" table:style-name="ce37">
            <text:p><text:s text:c="2"/>8 8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27" table:style-name="ce37">
            <text:p><text:s text:c="2"/>8 82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480" table:style-name="ce37">
            <text:p><text:s text:c="2"/>19 4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490" table:style-name="ce37">
            <text:p><text:s text:c="2"/>19 49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227" table:style-name="ce38">
            <text:p><text:s text:c="2"/>98 2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227" table:style-name="ce38">
            <text:p><text:s text:c="2"/>98 2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4" table:style-name="ce36">
            <text:p><text:s text:c="2"/>1 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454" table:style-name="ce36">
            <text:p><text:s text:c="2"/>119 4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1" table:style-name="ce36">
            <text:p><text:s text:c="2"/>1 981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17" table:style-name="ce36">
            <text:p><text:s text:c="2"/>3 1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493" table:style-name="ce36">
            <text:p><text:s text:c="2"/>126 4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79" table:style-name="ce36">
            <text:p><text:s text:c="2"/>18 279</text:p>
          </table:table-cell>
          <table:table-cell office:value-type="float" office:value="2991" table:style-name="ce36">
            <text:p><text:s text:c="2"/>2 991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74" table:style-name="ce36">
            <text:p><text:s text:c="2"/>26 274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5" table:style-name="ce36">
            <text:p><text:s text:c="3"/>495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288" table:style-name="ce36">
            <text:p><text:s text:c="2"/>48 28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34" table:style-name="ce36">
            <text:p><text:s text:c="2"/>21 834</text:p>
          </table:table-cell>
          <table:table-cell office:value-type="float" office:value="572" table:style-name="ce36">
            <text:p><text:s text:c="3"/>572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19" table:style-name="ce36">
            <text:p><text:s text:c="3"/>8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9" table:style-name="ce36">
            <text:p><text:s text:c="3"/>6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94" table:style-name="ce36">
            <text:p><text:s text:c="2"/>24 6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73" table:style-name="ce36">
            <text:p><text:s text:c="2"/>29 273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409" table:style-name="ce36">
            <text:p><text:s text:c="2"/>30 4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3034" table:style-name="ce36">
            <text:p><text:s text:c="2"/>33 034</text:p>
          </table:table-cell>
          <table:table-cell office:value-type="float" office:value="1318" table:style-name="ce36">
            <text:p><text:s text:c="2"/>1 318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306" table:style-name="ce36">
            <text:p><text:s text:c="2"/>35 3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4" table:style-name="ce37">
            <text:p><text:s text:c="3"/>3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897" table:style-name="ce37">
            <text:p><text:s text:c="2"/>27 897</text:p>
          </table:table-cell>
          <table:table-cell office:value-type="float" office:value="1609" table:style-name="ce37">
            <text:p><text:s text:c="2"/>1 609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512" table:style-name="ce37">
            <text:p><text:s text:c="3"/>512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810" table:style-name="ce37">
            <text:p><text:s text:c="2"/>30 8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20735" table:style-name="ce38">
            <text:p><text:s text:c="2"/>20 735</text:p>
          </table:table-cell>
          <table:table-cell office:value-type="float" office:value="533" table:style-name="ce38">
            <text:p><text:s text:c="3"/>533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639" table:style-name="ce38">
            <text:p><text:s text:c="2"/>21 63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75" table:style-name="ce38">
            <text:p><text:s text:c="3"/>8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64" table:style-name="ce38">
            <text:p><text:s text:c="2"/>1 264</text:p>
          </table:table-cell>
          <table:table-cell office:value-type="float" office:value="15852" table:style-name="ce38">
            <text:p><text:s text:c="2"/>15 852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334" table:style-name="ce38">
            <text:p><text:s text:c="3"/>334</text:p>
          </table:table-cell>
          <table:table-cell office:value-type="float" office:value="182" table:style-name="ce38">
            <text:p><text:s text:c="3"/>182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390" table:style-name="ce38">
            <text:p><text:s text:c="2"/>19 39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16030" table:style-name="ce37">
            <text:p><text:s text:c="2"/>16 03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26" table:style-name="ce37">
            <text:p><text:s text:c="2"/>16 4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45" table:style-name="ce38">
            <text:p><text:s text:c="3"/>745</text:p>
          </table:table-cell>
          <table:table-cell office:value-type="float" office:value="512" table:style-name="ce38">
            <text:p><text:s text:c="3"/>512</text:p>
          </table:table-cell>
          <table:table-cell office:value-type="float" office:value="32690" table:style-name="ce38">
            <text:p><text:s text:c="2"/>32 690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03" table:style-name="ce38">
            <text:p><text:s text:c="3"/>9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383" table:style-name="ce38">
            <text:p><text:s text:c="2"/>35 38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49975" table:style-name="ce36">
            <text:p><text:s text:c="2"/>49 975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29" table:style-name="ce36">
            <text:p><text:s text:c="2"/>5 1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882" table:style-name="ce36">
            <text:p><text:s text:c="2"/>55 8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3834" table:style-name="ce36">
            <text:p><text:s text:c="2"/>23 8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01" table:style-name="ce36">
            <text:p><text:s text:c="2"/>24 20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9" table:style-name="ce36">
            <text:p><text:s text:c="3"/>309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61047" table:style-name="ce36">
            <text:p><text:s text:c="2"/>61 047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393" table:style-name="ce36">
            <text:p><text:s text:c="3"/>39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489" table:style-name="ce36">
            <text:p><text:s text:c="3"/>489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273" table:style-name="ce36">
            <text:p><text:s text:c="2"/>64 27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" table:style-name="ce36">
            <text:p><text:s text:c="3"/>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47" table:style-name="ce36">
            <text:p><text:s text:c="2"/>17 0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60" table:style-name="ce36">
            <text:p><text:s text:c="2"/>17 2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4259" table:style-name="ce36">
            <text:p><text:s text:c="2"/>24 2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48" table:style-name="ce36">
            <text:p><text:s text:c="2"/>24 74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4" table:style-name="ce38">
            <text:p><text:s text:c="3"/>2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40822" table:style-name="ce38">
            <text:p><text:s text:c="2"/>40 8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994" table:style-name="ce38">
            <text:p><text:s text:c="2"/>41 99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2149" table:style-name="ce37">
            <text:p><text:s text:c="2"/>12 1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45" table:style-name="ce37">
            <text:p><text:s text:c="2"/>12 3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112" table:style-name="ce37">
            <text:p><text:s text:c="2"/>79 112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745" table:style-name="ce37">
            <text:p><text:s text:c="3"/>745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639" table:style-name="ce37">
            <text:p><text:s text:c="2"/>80 63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37389" table:style-name="ce37">
            <text:p><text:s text:c="2"/>37 389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2" table:style-name="ce37">
            <text:p><text:s text:c="3"/>342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235" table:style-name="ce37">
            <text:p><text:s text:c="2"/>39 23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5096" table:style-name="ce37">
            <text:p><text:s text:c="2"/>5 096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7" table:style-name="ce37">
            <text:p><text:s text:c="2"/>5 2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3" table:style-name="ce36">
            <text:p><text:s text:c="3"/>553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2519" table:style-name="ce36">
            <text:p><text:s text:c="2"/>2 519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80461" table:style-name="ce36">
            <text:p><text:s text:c="2"/>80 461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941" table:style-name="ce36">
            <text:p><text:s text:c="3"/>941</text:p>
          </table:table-cell>
          <table:table-cell office:value-type="float" office:value="1731" table:style-name="ce36">
            <text:p><text:s text:c="2"/>1 731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846" table:style-name="ce36">
            <text:p><text:s text:c="3"/>846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3" table:style-name="ce36">
            <text:p><text:s text:c="3"/>6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023" table:style-name="ce36">
            <text:p><text:s text:c="2"/>91 02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3559" table:style-name="ce36">
            <text:p><text:s text:c="2"/>3 559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78" table:style-name="ce36">
            <text:p><text:s text:c="2"/>3 77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5048" table:style-name="ce36">
            <text:p><text:s text:c="2"/>25 04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148" table:style-name="ce36">
            <text:p><text:s text:c="2"/>1 1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20" table:style-name="ce36">
            <text:p><text:s text:c="2"/>26 4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45347" table:style-name="ce36">
            <text:p><text:s text:c="2"/>45 347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140" table:style-name="ce36">
            <text:p><text:s text:c="2"/>46 1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8273" table:style-name="ce36">
            <text:p><text:s text:c="2"/>8 273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0" table:style-name="ce36">
            <text:p><text:s text:c="3"/>66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" table:style-name="ce36">
            <text:p><text:s text:c="3"/>2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59" table:style-name="ce36">
            <text:p><text:s text:c="2"/>9 95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583" table:style-name="ce37">
            <text:p><text:s text:c="3"/>583</text:p>
          </table:table-cell>
          <table:table-cell office:value-type="float" office:value="404" table:style-name="ce37">
            <text:p><text:s text:c="3"/>404</text:p>
          </table:table-cell>
          <table:table-cell office:value-type="float" office:value="1225" table:style-name="ce37">
            <text:p><text:s text:c="2"/>1 225</text:p>
          </table:table-cell>
          <table:table-cell office:value-type="float" office:value="44124" table:style-name="ce37">
            <text:p><text:s text:c="2"/>44 124</text:p>
          </table:table-cell>
          <table:table-cell office:value-type="float" office:value="1210" table:style-name="ce37">
            <text:p><text:s text:c="2"/>1 210</text:p>
          </table:table-cell>
          <table:table-cell office:value-type="float" office:value="1065" table:style-name="ce37">
            <text:p><text:s text:c="2"/>1 065</text:p>
          </table:table-cell>
          <table:table-cell office:value-type="float" office:value="404" table:style-name="ce37">
            <text:p><text:s text:c="3"/>404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209" table:style-name="ce37">
            <text:p><text:s text:c="3"/>2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692" table:style-name="ce37">
            <text:p><text:s text:c="2"/>49 6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3" table:style-name="ce38">
            <text:p><text:s text:c="3"/>25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16337" table:style-name="ce38">
            <text:p><text:s text:c="2"/>16 337</text:p>
          </table:table-cell>
          <table:table-cell office:value-type="float" office:value="664" table:style-name="ce38">
            <text:p><text:s text:c="3"/>6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2" table:style-name="ce38">
            <text:p><text:s text:c="3"/>4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78" table:style-name="ce38">
            <text:p><text:s text:c="2"/>18 57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63" table:style-name="ce38">
            <text:p><text:s text:c="3"/>163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748" table:style-name="ce38">
            <text:p><text:s text:c="2"/>26 748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650" table:style-name="ce38">
            <text:p><text:s text:c="2"/>27 65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0549" table:style-name="ce37">
            <text:p><text:s text:c="2"/>20 549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453" table:style-name="ce37">
            <text:p><text:s text:c="3"/>453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63" table:style-name="ce37">
            <text:p><text:s text:c="2"/>21 6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1367" table:style-name="ce38">
            <text:p><text:s text:c="2"/>1 3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01" table:style-name="ce38">
            <text:p><text:s text:c="3"/>101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559" table:style-name="ce38">
            <text:p><text:s text:c="3"/>559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411" table:style-name="ce38">
            <text:p><text:s text:c="3"/>411</text:p>
          </table:table-cell>
          <table:table-cell office:value-type="float" office:value="479" table:style-name="ce38">
            <text:p><text:s text:c="3"/>479</text:p>
          </table:table-cell>
          <table:table-cell office:value-type="float" office:value="1156" table:style-name="ce38">
            <text:p><text:s text:c="2"/>1 156</text:p>
          </table:table-cell>
          <table:table-cell office:value-type="float" office:value="1971" table:style-name="ce38">
            <text:p><text:s text:c="2"/>1 971</text:p>
          </table:table-cell>
          <table:table-cell office:value-type="float" office:value="1353" table:style-name="ce38">
            <text:p><text:s text:c="2"/>1 353</text:p>
          </table:table-cell>
          <table:table-cell office:value-type="float" office:value="71481" table:style-name="ce38">
            <text:p><text:s text:c="2"/>71 481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1680" table:style-name="ce38">
            <text:p><text:s text:c="2"/>1 680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462" table:style-name="ce38">
            <text:p><text:s text:c="3"/>4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68" table:style-name="ce38">
            <text:p><text:s text:c="3"/>6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599" table:style-name="ce38">
            <text:p><text:s text:c="2"/>84 59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105063" table:style-name="ce36">
            <text:p><text:s text:c="2"/>105 0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146" table:style-name="ce36">
            <text:p><text:s text:c="2"/>105 14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48015" table:style-name="ce36">
            <text:p><text:s text:c="2"/>48 015</text:p>
          </table:table-cell>
          <table:table-cell office:value-type="float" office:value="340" table:style-name="ce36">
            <text:p><text:s text:c="3"/>3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038" table:style-name="ce36">
            <text:p><text:s text:c="2"/>49 03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8" table:style-name="ce36">
            <text:p><text:s text:c="3"/>688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056" table:style-name="ce36">
            <text:p><text:s text:c="2"/>1 056</text:p>
          </table:table-cell>
          <table:table-cell office:value-type="float" office:value="697" table:style-name="ce36">
            <text:p><text:s text:c="3"/>697</text:p>
          </table:table-cell>
          <table:table-cell office:value-type="float" office:value="68201" table:style-name="ce36">
            <text:p><text:s text:c="2"/>68 201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9" table:style-name="ce36">
            <text:p><text:s text:c="3"/>7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536" table:style-name="ce36">
            <text:p><text:s text:c="2"/>72 53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42220" table:style-name="ce36">
            <text:p><text:s text:c="2"/>42 22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882" table:style-name="ce36">
            <text:p><text:s text:c="2"/>43 8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34380" table:style-name="ce36">
            <text:p><text:s text:c="2"/>34 38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4" table:style-name="ce36">
            <text:p><text:s text:c="2"/>1 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380" table:style-name="ce36">
            <text:p><text:s text:c="2"/>36 38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505" table:style-name="ce37">
            <text:p><text:s text:c="3"/>5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751" table:style-name="ce37">
            <text:p><text:s text:c="3"/>751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516" table:style-name="ce37">
            <text:p><text:s text:c="3"/>516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25080" table:style-name="ce37">
            <text:p><text:s text:c="2"/>25 0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279" table:style-name="ce37">
            <text:p><text:s text:c="3"/>2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563" table:style-name="ce37">
            <text:p><text:s text:c="2"/>28 56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1" table:style-name="ce38">
            <text:p><text:s text:c="3"/>23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28" table:style-name="ce38">
            <text:p><text:s text:c="3"/>32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490" table:style-name="ce38">
            <text:p><text:s text:c="3"/>49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50987" table:style-name="ce38">
            <text:p><text:s text:c="2"/>50 98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65" table:style-name="ce38">
            <text:p><text:s text:c="2"/>6 4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90" table:style-name="ce38">
            <text:p><text:s text:c="2"/>3 2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556" table:style-name="ce38">
            <text:p><text:s text:c="2"/>62 5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3841" table:style-name="ce38">
            <text:p><text:s text:c="2"/>183 8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7" table:style-name="ce38">
            <text:p><text:s text:c="3"/>3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4188" table:style-name="ce38">
            <text:p><text:s text:c="2"/>184 18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180" table:style-name="ce37">
            <text:p><text:s text:c="2"/>56 1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51" table:style-name="ce37">
            <text:p><text:s text:c="2"/>2 15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332" table:style-name="ce37">
            <text:p><text:s text:c="2"/>58 33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77" table:style-name="ce38">
            <text:p><text:s text:c="3"/>377</text:p>
          </table:table-cell>
          <table:table-cell office:value-type="float" office:value="703" table:style-name="ce38">
            <text:p><text:s text:c="3"/>703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4003" table:style-name="ce38">
            <text:p><text:s text:c="2"/>334 0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5126" table:style-name="ce38">
            <text:p><text:s text:c="2"/>335 1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75" table:style-name="ce36">
            <text:p><text:s text:c="2"/>10 7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785" table:style-name="ce36">
            <text:p><text:s text:c="2"/>146 7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568" table:style-name="ce36">
            <text:p><text:s text:c="2"/>157 5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242" table:style-name="ce36">
            <text:p><text:s text:c="2"/>1 242</text:p>
          </table:table-cell>
          <table:table-cell office:value-type="float" office:value="2425" table:style-name="ce36">
            <text:p><text:s text:c="2"/>2 425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985" table:style-name="ce36">
            <text:p><text:s text:c="2"/>126 9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798" table:style-name="ce36">
            <text:p><text:s text:c="2"/>130 79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4" table:style-name="ce36">
            <text:p><text:s text:c="2"/>2 474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893" table:style-name="ce36">
            <text:p><text:s text:c="2"/>131 893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9" table:style-name="ce36">
            <text:p><text:s/>(-) <text:s text:c="2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637" table:style-name="ce36">
            <text:p><text:s text:c="2"/>134 63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8" table:style-name="ce36">
            <text:p><text:s text:c="2"/>1 398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2609" table:style-name="ce36">
            <text:p><text:s text:c="2"/>2 609</text:p>
          </table:table-cell>
          <table:table-cell office:value-type="float" office:value="925" table:style-name="ce36">
            <text:p><text:s text:c="3"/>925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559" table:style-name="ce36">
            <text:p><text:s text:c="3"/>559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13" table:style-name="ce36">
            <text:p><text:s text:c="3"/>113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506" table:style-name="ce36">
            <text:p><text:s text:c="3"/>506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047" table:style-name="ce36">
            <text:p><text:s text:c="2"/>1 047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351" table:style-name="ce36">
            <text:p><text:s text:c="3"/>351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525" table:style-name="ce36">
            <text:p><text:s text:c="3"/>525</text:p>
          </table:table-cell>
          <table:table-cell office:value-type="float" office:value="579" table:style-name="ce36">
            <text:p><text:s text:c="3"/>579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797" table:style-name="ce36">
            <text:p><text:s text:c="3"/>7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764141" table:style-name="ce36">
            <text:p><text:s text:c="2"/>764 141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256" table:style-name="ce36">
            <text:p><text:s text:c="3"/>256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-625" table:style-name="ce36">
            <text:p><text:s/>(-) <text:s text:c="2"/>625</text:p>
          </table:table-cell>
          <table:table-cell office:value-type="float" office:value="-7" table:style-name="ce36">
            <text:p><text:s/>(-) <text:s text:c="2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3" table:style-name="ce36">
            <text:p><text:s/>(-) <text:s text:c="2"/>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8675" table:style-name="ce36">
            <text:p><text:s text:c="2"/>778 6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2" table:style-name="ce36">
            <text:p><text:s text:c="3"/>862</text:p>
          </table:table-cell>
          <table:table-cell office:value-type="float" office:value="199234" table:style-name="ce36">
            <text:p><text:s text:c="2"/>199 2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259" table:style-name="ce36">
            <text:p><text:s text:c="2"/>200 25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843" table:style-name="ce37">
            <text:p><text:s text:c="2"/>81 8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5" table:style-name="ce37">
            <text:p><text:s text:c="2"/>2 4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278" table:style-name="ce37">
            <text:p><text:s text:c="2"/>84 27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3" table:style-name="ce38">
            <text:p><text:s text:c="2"/>1 303</text:p>
          </table:table-cell>
          <table:table-cell office:value-type="float" office:value="16001" table:style-name="ce38">
            <text:p><text:s text:c="2"/>16 0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85" table:style-name="ce38">
            <text:p><text:s text:c="2"/>5 3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734" table:style-name="ce38">
            <text:p><text:s text:c="2"/>22 73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12" table:style-name="ce38">
            <text:p><text:s text:c="2"/>36 7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15" table:style-name="ce38">
            <text:p><text:s text:c="2"/>36 71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1" table:style-name="ce37">
            <text:p><text:s text:c="3"/>361</text:p>
          </table:table-cell>
          <table:table-cell office:value-type="float" office:value="1265" table:style-name="ce37">
            <text:p><text:s text:c="2"/>1 265</text:p>
          </table:table-cell>
          <table:table-cell office:value-type="float" office:value="1503" table:style-name="ce37">
            <text:p><text:s text:c="2"/>1 5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194" table:style-name="ce37">
            <text:p><text:s text:c="2"/>77 1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03" table:style-name="ce37">
            <text:p><text:s text:c="2"/>3 5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826" table:style-name="ce37">
            <text:p><text:s text:c="2"/>83 8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640" table:style-name="ce38">
            <text:p><text:s text:c="2"/>19 6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640" table:style-name="ce38">
            <text:p><text:s text:c="2"/>19 6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36" table:style-name="ce36">
            <text:p><text:s text:c="2"/>20 3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4" table:style-name="ce36">
            <text:p><text:s text:c="3"/>434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32" table:style-name="ce36">
            <text:p><text:s text:c="2"/>20 9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33" table:style-name="ce36">
            <text:p><text:s text:c="2"/>3 3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778" table:style-name="ce36">
            <text:p><text:s text:c="2"/>196 7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454" table:style-name="ce36">
            <text:p><text:s text:c="2"/>200 4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33" table:style-name="ce36">
            <text:p><text:s text:c="2"/>20 1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79" table:style-name="ce36">
            <text:p><text:s text:c="2"/>20 37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954" table:style-name="ce36">
            <text:p><text:s text:c="2"/>40 9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01" table:style-name="ce36">
            <text:p><text:s text:c="2"/>41 00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473" table:style-name="ce36">
            <text:p><text:s text:c="2"/>161 4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535" table:style-name="ce36">
            <text:p><text:s text:c="2"/>161 5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6" table:style-name="ce37">
            <text:p><text:s text:c="3"/>6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923" table:style-name="ce37">
            <text:p><text:s text:c="2"/>110 923</text:p>
          </table:table-cell>
          <table:table-cell office:value-type="float" office:value="864" table:style-name="ce37">
            <text:p><text:s text:c="3"/>8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0" table:style-name="ce37">
            <text:p><text:s text:c="2"/>1 4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969" table:style-name="ce37">
            <text:p><text:s text:c="2"/>113 96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7452" table:style-name="ce38">
            <text:p><text:s text:c="2"/>437 4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0" table:style-name="ce38">
            <text:p><text:s text:c="3"/>5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7982" table:style-name="ce38">
            <text:p><text:s text:c="2"/>437 98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511" table:style-name="ce38">
            <text:p><text:s text:c="3"/>511</text:p>
          </table:table-cell>
          <table:table-cell office:value-type="float" office:value="646" table:style-name="ce38">
            <text:p><text:s text:c="3"/>646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92" table:style-name="ce38">
            <text:p><text:s text:c="3"/>292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611" table:style-name="ce38">
            <text:p><text:s text:c="3"/>611</text:p>
          </table:table-cell>
          <table:table-cell office:value-type="float" office:value="1262" table:style-name="ce38">
            <text:p><text:s text:c="2"/>1 262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534" table:style-name="ce38">
            <text:p><text:s text:c="3"/>534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1974" table:style-name="ce38">
            <text:p><text:s text:c="2"/>1 974</text:p>
          </table:table-cell>
          <table:table-cell office:value-type="float" office:value="895" table:style-name="ce38">
            <text:p><text:s text:c="3"/>895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1536" table:style-name="ce38">
            <text:p><text:s text:c="2"/>1 536</text:p>
          </table:table-cell>
          <table:table-cell office:value-type="float" office:value="905" table:style-name="ce38">
            <text:p><text:s text:c="3"/>905</text:p>
          </table:table-cell>
          <table:table-cell office:value-type="float" office:value="1693" table:style-name="ce38">
            <text:p><text:s text:c="2"/>1 693</text:p>
          </table:table-cell>
          <table:table-cell office:value-type="float" office:value="1938" table:style-name="ce38">
            <text:p><text:s text:c="2"/>1 938</text:p>
          </table:table-cell>
          <table:table-cell office:value-type="float" office:value="1463" table:style-name="ce38">
            <text:p><text:s text:c="2"/>1 463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835" table:style-name="ce38">
            <text:p><text:s text:c="3"/>83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627" table:style-name="ce38">
            <text:p><text:s text:c="3"/>627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3144" table:style-name="ce38">
            <text:p><text:s text:c="2"/>3 144</text:p>
          </table:table-cell>
          <table:table-cell office:value-type="float" office:value="475" table:style-name="ce38">
            <text:p><text:s text:c="3"/>475</text:p>
          </table:table-cell>
          <table:table-cell office:value-type="float" office:value="1358" table:style-name="ce38">
            <text:p><text:s text:c="2"/>1 358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119" table:style-name="ce38">
            <text:p><text:s text:c="2"/>2 119</text:p>
          </table:table-cell>
          <table:table-cell office:value-type="float" office:value="1349" table:style-name="ce38">
            <text:p><text:s text:c="2"/>1 349</text:p>
          </table:table-cell>
          <table:table-cell office:value-type="float" office:value="339" table:style-name="ce38">
            <text:p><text:s text:c="3"/>339</text:p>
          </table:table-cell>
          <table:table-cell office:value-type="float" office:value="422" table:style-name="ce38">
            <text:p><text:s text:c="3"/>422</text:p>
          </table:table-cell>
          <table:table-cell office:value-type="float" office:value="679" table:style-name="ce38">
            <text:p><text:s text:c="3"/>679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701" table:style-name="ce38">
            <text:p><text:s text:c="3"/>701</text:p>
          </table:table-cell>
          <table:table-cell office:value-type="float" office:value="234" table:style-name="ce38">
            <text:p><text:s text:c="3"/>234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10907" table:style-name="ce38">
            <text:p><text:s text:c="2"/>10 907</text:p>
          </table:table-cell>
          <table:table-cell office:value-type="float" office:value="122607" table:style-name="ce38">
            <text:p><text:s text:c="2"/>122 607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804" table:style-name="ce38">
            <text:p><text:s text:c="3"/>804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1244" table:style-name="ce38">
            <text:p><text:s text:c="2"/>1 244</text:p>
          </table:table-cell>
          <table:table-cell office:value-type="float" office:value="979" table:style-name="ce38">
            <text:p><text:s text:c="3"/>979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1505" table:style-name="ce38">
            <text:p><text:s text:c="2"/>1 50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8" table:style-name="ce38">
            <text:p><text:s text:c="3"/>668</text:p>
          </table:table-cell>
          <table:table-cell office:value-type="float" office:value="339" table:style-name="ce38">
            <text:p><text:s text:c="3"/>339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0038" table:style-name="ce38">
            <text:p><text:s text:c="2"/>170 03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567" table:style-name="ce37">
            <text:p><text:s text:c="2"/>337 5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567" table:style-name="ce37">
            <text:p><text:s text:c="2"/>337 567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58" table:style-name="ce38">
            <text:p><text:s text:c="2"/>1 0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3069" table:style-name="ce38">
            <text:p><text:s text:c="2"/>163 0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37" table:style-name="ce38">
            <text:p><text:s text:c="2"/>5 337</text:p>
          </table:table-cell>
          <table:table-cell office:value-type="float" office:value="207" table:style-name="ce38">
            <text:p><text:s text:c="3"/>2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672" table:style-name="ce38">
            <text:p><text:s text:c="2"/>169 67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73" table:style-name="ce36">
            <text:p><text:s text:c="3"/>173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647" table:style-name="ce36">
            <text:p><text:s text:c="3"/>647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885" table:style-name="ce36">
            <text:p><text:s text:c="3"/>885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00" table:style-name="ce36">
            <text:p><text:s text:c="3"/>900</text:p>
          </table:table-cell>
          <table:table-cell office:value-type="float" office:value="679" table:style-name="ce36">
            <text:p><text:s text:c="3"/>679</text:p>
          </table:table-cell>
          <table:table-cell office:value-type="float" office:value="1979" table:style-name="ce36">
            <text:p><text:s text:c="2"/>1 979</text:p>
          </table:table-cell>
          <table:table-cell office:value-type="float" office:value="1187" table:style-name="ce36">
            <text:p><text:s text:c="2"/>1 187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2" table:style-name="ce36">
            <text:p><text:s text:c="3"/>5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910" table:style-name="ce36">
            <text:p><text:s text:c="3"/>91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13" table:style-name="ce36">
            <text:p><text:s text:c="2"/>4 6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75" table:style-name="ce36">
            <text:p><text:s text:c="2"/>9 075</text:p>
          </table:table-cell>
          <table:table-cell office:value-type="float" office:value="15848" table:style-name="ce36">
            <text:p><text:s text:c="2"/>15 848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1451" table:style-name="ce36">
            <text:p><text:s text:c="2"/>1 451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239" table:style-name="ce36">
            <text:p><text:s text:c="2"/>44 23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953" table:style-name="ce36">
            <text:p><text:s text:c="2"/>64 9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0" table:style-name="ce36">
            <text:p><text:s text:c="2"/>1 40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496" table:style-name="ce36">
            <text:p><text:s text:c="2"/>66 496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0604" table:style-name="ce36">
            <text:p><text:s text:c="2"/>10 6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714" table:style-name="ce36">
            <text:p><text:s text:c="2"/>81 7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80" table:style-name="ce36">
            <text:p><text:s text:c="2"/>6 58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8" table:style-name="ce36">
            <text:p><text:s text:c="2"/>2 3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393" table:style-name="ce36">
            <text:p><text:s text:c="2"/>101 39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812" table:style-name="ce36">
            <text:p><text:s text:c="3"/>812</text:p>
          </table:table-cell>
          <table:table-cell office:value-type="float" office:value="2074" table:style-name="ce36">
            <text:p><text:s text:c="2"/>2 0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" table:style-name="ce36">
            <text:p><text:s text:c="3"/>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06" table:style-name="ce36">
            <text:p><text:s text:c="2"/>38 3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333" table:style-name="ce36">
            <text:p><text:s text:c="2"/>42 33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640" table:style-name="ce36">
            <text:p><text:s text:c="2"/>77 6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640" table:style-name="ce36">
            <text:p><text:s text:c="2"/>77 64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3" table:style-name="ce37">
            <text:p><text:s text:c="3"/>323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252" table:style-name="ce37">
            <text:p><text:s text:c="2"/>105 2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261" table:style-name="ce37">
            <text:p><text:s text:c="2"/>106 26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102" table:style-name="ce38">
            <text:p><text:s text:c="2"/>34 1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102" table:style-name="ce38">
            <text:p><text:s text:c="2"/>34 102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766" table:style-name="ce38">
            <text:p><text:s text:c="2"/>577 7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766" table:style-name="ce38">
            <text:p><text:s text:c="2"/>577 76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91" table:style-name="ce37">
            <text:p><text:s text:c="2"/>12 5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591" table:style-name="ce37">
            <text:p><text:s text:c="2"/>12 591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258" table:style-name="ce38">
            <text:p><text:s text:c="2"/>232 2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258" table:style-name="ce38">
            <text:p><text:s text:c="2"/>232 2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78" table:style-name="ce36">
            <text:p><text:s text:c="2"/>2 678</text:p>
          </table:table-cell>
          <table:table-cell office:value-type="float" office:value="742" table:style-name="ce36">
            <text:p><text:s text:c="3"/>742</text:p>
          </table:table-cell>
          <table:table-cell office:value-type="float" office:value="88105" table:style-name="ce36">
            <text:p><text:s text:c="2"/>88 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525" table:style-name="ce36">
            <text:p><text:s text:c="2"/>91 52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584" table:style-name="ce36">
            <text:p><text:s text:c="2"/>149 5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584" table:style-name="ce36">
            <text:p><text:s text:c="2"/>149 58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5" table:style-name="ce36">
            <text:p><text:s text:c="3"/>515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61" table:style-name="ce36">
            <text:p><text:s text:c="2"/>2 161</text:p>
          </table:table-cell>
          <table:table-cell office:value-type="float" office:value="172620" table:style-name="ce36">
            <text:p><text:s text:c="2"/>172 6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401" table:style-name="ce36">
            <text:p><text:s text:c="2"/>175 40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9" table:style-name="ce36">
            <text:p><text:s text:c="2"/>1 1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8" table:style-name="ce36">
            <text:p><text:s text:c="3"/>73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619" table:style-name="ce36">
            <text:p><text:s text:c="2"/>29 6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544" table:style-name="ce36">
            <text:p><text:s text:c="2"/>31 54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700" table:style-name="ce36">
            <text:p><text:s text:c="2"/>78 7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700" table:style-name="ce36">
            <text:p><text:s text:c="2"/>78 70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6" table:style-name="ce38">
            <text:p><text:s text:c="3"/>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03" table:style-name="ce38">
            <text:p><text:s text:c="2"/>7 3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743" table:style-name="ce38">
            <text:p><text:s text:c="2"/>16 7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992" table:style-name="ce38">
            <text:p><text:s text:c="2"/>24 99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5" table:style-name="ce38">
            <text:p><text:s text:c="3"/>2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42" table:style-name="ce38">
            <text:p><text:s text:c="2"/>39 8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117" table:style-name="ce38">
            <text:p><text:s text:c="2"/>40 11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924" table:style-name="ce38">
            <text:p><text:s text:c="2"/>53 924</text:p>
          </table:table-cell>
          <table:table-cell office:value-type="float" office:value="53924" table:style-name="ce38">
            <text:p><text:s text:c="2"/>53 924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75931" table:style-name="ce39">
            <text:p><text:s text:c="2"/>275 931</text:p>
          </table:table-cell>
          <table:table-cell office:value-type="float" office:value="116852" table:style-name="ce39">
            <text:p><text:s text:c="2"/>116 852</text:p>
          </table:table-cell>
          <table:table-cell office:value-type="float" office:value="29428" table:style-name="ce39">
            <text:p><text:s text:c="2"/>29 428</text:p>
          </table:table-cell>
          <table:table-cell office:value-type="float" office:value="18738" table:style-name="ce39">
            <text:p><text:s text:c="2"/>18 738</text:p>
          </table:table-cell>
          <table:table-cell office:value-type="float" office:value="210763" table:style-name="ce39">
            <text:p><text:s text:c="2"/>210 763</text:p>
          </table:table-cell>
          <table:table-cell office:value-type="float" office:value="83133" table:style-name="ce39">
            <text:p><text:s text:c="2"/>83 133</text:p>
          </table:table-cell>
          <table:table-cell office:value-type="float" office:value="12142" table:style-name="ce39">
            <text:p><text:s text:c="2"/>12 142</text:p>
          </table:table-cell>
          <table:table-cell office:value-type="float" office:value="207730" table:style-name="ce39">
            <text:p><text:s text:c="2"/>207 730</text:p>
          </table:table-cell>
          <table:table-cell office:value-type="float" office:value="51068" table:style-name="ce39">
            <text:p><text:s text:c="2"/>51 068</text:p>
          </table:table-cell>
          <table:table-cell office:value-type="float" office:value="224404" table:style-name="ce39">
            <text:p><text:s text:c="2"/>224 404</text:p>
          </table:table-cell>
          <table:table-cell office:value-type="float" office:value="63358" table:style-name="ce39">
            <text:p><text:s text:c="2"/>63 358</text:p>
          </table:table-cell>
          <table:table-cell office:value-type="float" office:value="14717" table:style-name="ce39">
            <text:p><text:s text:c="2"/>14 717</text:p>
          </table:table-cell>
          <table:table-cell office:value-type="float" office:value="43500" table:style-name="ce39">
            <text:p><text:s text:c="2"/>43 500</text:p>
          </table:table-cell>
          <table:table-cell office:value-type="float" office:value="58982" table:style-name="ce39">
            <text:p><text:s text:c="2"/>58 982</text:p>
          </table:table-cell>
          <table:table-cell office:value-type="float" office:value="36604" table:style-name="ce39">
            <text:p><text:s text:c="2"/>36 604</text:p>
          </table:table-cell>
          <table:table-cell office:value-type="float" office:value="25140" table:style-name="ce39">
            <text:p><text:s text:c="2"/>25 140</text:p>
          </table:table-cell>
          <table:table-cell office:value-type="float" office:value="67109" table:style-name="ce39">
            <text:p><text:s text:c="2"/>67 109</text:p>
          </table:table-cell>
          <table:table-cell office:value-type="float" office:value="20819" table:style-name="ce39">
            <text:p><text:s text:c="2"/>20 819</text:p>
          </table:table-cell>
          <table:table-cell office:value-type="float" office:value="328598" table:style-name="ce39">
            <text:p><text:s text:c="2"/>328 598</text:p>
          </table:table-cell>
          <table:table-cell office:value-type="float" office:value="33286" table:style-name="ce39">
            <text:p><text:s text:c="2"/>33 286</text:p>
          </table:table-cell>
          <table:table-cell office:value-type="float" office:value="121012" table:style-name="ce39">
            <text:p><text:s text:c="2"/>121 012</text:p>
          </table:table-cell>
          <table:table-cell office:value-type="float" office:value="59873" table:style-name="ce39">
            <text:p><text:s text:c="2"/>59 873</text:p>
          </table:table-cell>
          <table:table-cell office:value-type="float" office:value="36135" table:style-name="ce39">
            <text:p><text:s text:c="2"/>36 135</text:p>
          </table:table-cell>
          <table:table-cell office:value-type="float" office:value="53431" table:style-name="ce39">
            <text:p><text:s text:c="2"/>53 431</text:p>
          </table:table-cell>
          <table:table-cell office:value-type="float" office:value="93293" table:style-name="ce39">
            <text:p><text:s text:c="2"/>93 293</text:p>
          </table:table-cell>
          <table:table-cell office:value-type="float" office:value="86158" table:style-name="ce39">
            <text:p><text:s text:c="2"/>86 158</text:p>
          </table:table-cell>
          <table:table-cell office:value-type="float" office:value="97856" table:style-name="ce39">
            <text:p><text:s text:c="2"/>97 856</text:p>
          </table:table-cell>
          <table:table-cell office:value-type="float" office:value="47594" table:style-name="ce39">
            <text:p><text:s text:c="2"/>47 594</text:p>
          </table:table-cell>
          <table:table-cell office:value-type="float" office:value="87708" table:style-name="ce39">
            <text:p><text:s text:c="2"/>87 708</text:p>
          </table:table-cell>
          <table:table-cell office:value-type="float" office:value="89631" table:style-name="ce39">
            <text:p><text:s text:c="2"/>89 631</text:p>
          </table:table-cell>
          <table:table-cell office:value-type="float" office:value="66712" table:style-name="ce39">
            <text:p><text:s text:c="2"/>66 712</text:p>
          </table:table-cell>
          <table:table-cell office:value-type="float" office:value="128718" table:style-name="ce39">
            <text:p><text:s text:c="2"/>128 718</text:p>
          </table:table-cell>
          <table:table-cell office:value-type="float" office:value="159732" table:style-name="ce39">
            <text:p><text:s text:c="2"/>159 732</text:p>
          </table:table-cell>
          <table:table-cell office:value-type="float" office:value="74789" table:style-name="ce39">
            <text:p><text:s text:c="2"/>74 789</text:p>
          </table:table-cell>
          <table:table-cell office:value-type="float" office:value="43688" table:style-name="ce39">
            <text:p><text:s text:c="2"/>43 688</text:p>
          </table:table-cell>
          <table:table-cell office:value-type="float" office:value="64074" table:style-name="ce39">
            <text:p><text:s text:c="2"/>64 074</text:p>
          </table:table-cell>
          <table:table-cell office:value-type="float" office:value="52982" table:style-name="ce39">
            <text:p><text:s text:c="2"/>52 982</text:p>
          </table:table-cell>
          <table:table-cell office:value-type="float" office:value="187165" table:style-name="ce39">
            <text:p><text:s text:c="2"/>187 165</text:p>
          </table:table-cell>
          <table:table-cell office:value-type="float" office:value="56823" table:style-name="ce39">
            <text:p><text:s text:c="2"/>56 823</text:p>
          </table:table-cell>
          <table:table-cell office:value-type="float" office:value="609626" table:style-name="ce39">
            <text:p><text:s text:c="2"/>609 626</text:p>
          </table:table-cell>
          <table:table-cell office:value-type="float" office:value="133943" table:style-name="ce39">
            <text:p><text:s text:c="2"/>133 943</text:p>
          </table:table-cell>
          <table:table-cell office:value-type="float" office:value="838732" table:style-name="ce39">
            <text:p><text:s text:c="2"/>838 732</text:p>
          </table:table-cell>
          <table:table-cell office:value-type="float" office:value="296314" table:style-name="ce39">
            <text:p><text:s text:c="2"/>296 314</text:p>
          </table:table-cell>
          <table:table-cell office:value-type="float" office:value="16347" table:style-name="ce39">
            <text:p><text:s text:c="2"/>16 347</text:p>
          </table:table-cell>
          <table:table-cell office:value-type="float" office:value="37152" table:style-name="ce39">
            <text:p><text:s text:c="2"/>37 152</text:p>
          </table:table-cell>
          <table:table-cell office:value-type="float" office:value="103049" table:style-name="ce39">
            <text:p><text:s text:c="2"/>103 049</text:p>
          </table:table-cell>
          <table:table-cell office:value-type="float" office:value="20787" table:style-name="ce39">
            <text:p><text:s text:c="2"/>20 787</text:p>
          </table:table-cell>
          <table:table-cell office:value-type="float" office:value="197989" table:style-name="ce39">
            <text:p><text:s text:c="2"/>197 989</text:p>
          </table:table-cell>
          <table:table-cell office:value-type="float" office:value="21850" table:style-name="ce39">
            <text:p><text:s text:c="2"/>21 850</text:p>
          </table:table-cell>
          <table:table-cell office:value-type="float" office:value="41071" table:style-name="ce39">
            <text:p><text:s text:c="2"/>41 071</text:p>
          </table:table-cell>
          <table:table-cell office:value-type="float" office:value="161676" table:style-name="ce39">
            <text:p><text:s text:c="2"/>161 676</text:p>
          </table:table-cell>
          <table:table-cell office:value-type="float" office:value="112006" table:style-name="ce39">
            <text:p><text:s text:c="2"/>112 006</text:p>
          </table:table-cell>
          <table:table-cell office:value-type="float" office:value="450859" table:style-name="ce39">
            <text:p><text:s text:c="2"/>450 859</text:p>
          </table:table-cell>
          <table:table-cell office:value-type="float" office:value="460174" table:style-name="ce39">
            <text:p><text:s text:c="2"/>460 174</text:p>
          </table:table-cell>
          <table:table-cell office:value-type="float" office:value="163176" table:style-name="ce39">
            <text:p><text:s text:c="2"/>163 176</text:p>
          </table:table-cell>
          <table:table-cell office:value-type="float" office:value="70473" table:style-name="ce39">
            <text:p><text:s text:c="2"/>70 473</text:p>
          </table:table-cell>
          <table:table-cell office:value-type="float" office:value="81764" table:style-name="ce39">
            <text:p><text:s text:c="2"/>81 764</text:p>
          </table:table-cell>
          <table:table-cell office:value-type="float" office:value="43227" table:style-name="ce39">
            <text:p><text:s text:c="2"/>43 227</text:p>
          </table:table-cell>
          <table:table-cell office:value-type="float" office:value="183994" table:style-name="ce39">
            <text:p><text:s text:c="2"/>183 994</text:p>
          </table:table-cell>
          <table:table-cell office:value-type="float" office:value="34290" table:style-name="ce39">
            <text:p><text:s text:c="2"/>34 290</text:p>
          </table:table-cell>
          <table:table-cell office:value-type="float" office:value="633161" table:style-name="ce39">
            <text:p><text:s text:c="2"/>633 161</text:p>
          </table:table-cell>
          <table:table-cell office:value-type="float" office:value="249763" table:style-name="ce39">
            <text:p><text:s text:c="2"/>249 763</text:p>
          </table:table-cell>
          <table:table-cell office:value-type="float" office:value="89457" table:style-name="ce39">
            <text:p><text:s text:c="2"/>89 457</text:p>
          </table:table-cell>
          <table:table-cell office:value-type="float" office:value="153207" table:style-name="ce39">
            <text:p><text:s text:c="2"/>153 207</text:p>
          </table:table-cell>
          <table:table-cell office:value-type="float" office:value="173356" table:style-name="ce39">
            <text:p><text:s text:c="2"/>173 356</text:p>
          </table:table-cell>
          <table:table-cell office:value-type="float" office:value="32374" table:style-name="ce39">
            <text:p><text:s text:c="2"/>32 374</text:p>
          </table:table-cell>
          <table:table-cell office:value-type="float" office:value="136541" table:style-name="ce39">
            <text:p><text:s text:c="2"/>136 541</text:p>
          </table:table-cell>
          <table:table-cell office:value-type="float" office:value="53924" table:style-name="ce39">
            <text:p><text:s text:c="2"/>53 924</text:p>
          </table:table-cell>
          <table:table-cell office:value-type="float" office:value="9129958" table:style-name="ce39">
            <text:p><text:s/>9 129 958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4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820" table:style-name="ce36">
            <text:p><text:s text:c="2"/>4 82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18" table:style-name="ce36">
            <text:p><text:s text:c="3"/>31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53" table:style-name="ce36">
            <text:p><text:s text:c="3"/>15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884" table:style-name="ce36">
            <text:p><text:s text:c="3"/>88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627" table:style-name="ce37">
            <text:p><text:s text:c="2"/>1 62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31" table:style-name="ce37">
            <text:p><text:s text:c="3"/>3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676" table:style-name="ce37">
            <text:p><text:s text:c="2"/>1 676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21" table:style-name="ce37">
            <text:p><text:s text:c="3"/>12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2" table:style-name="ce36">
            <text:p><text:s text:c="3"/>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90" table:style-name="ce36">
            <text:p><text:s text:c="3"/>9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534" table:style-name="ce36">
            <text:p><text:s text:c="2"/>1 534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064" table:style-name="ce36">
            <text:p><text:s text:c="2"/>1 06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350" table:style-name="ce37">
            <text:p><text:s text:c="2"/>6 35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479" table:style-name="ce37">
            <text:p><text:s text:c="2"/>1 47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49750" table:style-name="ce37">
            <text:p><text:s text:c="2"/>49 75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765" table:style-name="ce37">
            <text:p><text:s text:c="2"/>2 76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400" table:style-name="ce36">
            <text:p><text:s text:c="2"/>1 40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1" table:style-name="ce36">
            <text:p><text:s text:c="3"/>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389" table:style-name="ce36">
            <text:p><text:s text:c="2"/>2 38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5" table:style-name="ce36">
            <text:p><text:s text:c="3"/>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063" table:style-name="ce37">
            <text:p><text:s text:c="2"/>1 06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9" table:style-name="ce38">
            <text:p><text:s text:c="3"/>1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376" table:style-name="ce37">
            <text:p><text:s text:c="2"/>2 37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158" table:style-name="ce37">
            <text:p><text:s text:c="2"/>2 158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35" table:style-name="ce37">
            <text:p><text:s text:c="3"/>13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49" table:style-name="ce36">
            <text:p><text:s text:c="3"/>6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91" table:style-name="ce36">
            <text:p><text:s text:c="3"/>69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585" table:style-name="ce36">
            <text:p><text:s text:c="3"/>58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375" table:style-name="ce36">
            <text:p><text:s text:c="2"/>2 37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7158" table:style-name="ce36">
            <text:p><text:s text:c="2"/>7 15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4140" table:style-name="ce37">
            <text:p><text:s text:c="2"/>4 14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24" table:style-name="ce37">
            <text:p><text:s text:c="2"/>1 62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869" table:style-name="ce37">
            <text:p><text:s text:c="2"/>3 86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509" table:style-name="ce37">
            <text:p><text:s text:c="2"/>3 509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065" table:style-name="ce38">
            <text:p><text:s text:c="2"/>9 06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906" table:style-name="ce36">
            <text:p><text:s text:c="2"/>2 9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62" table:style-name="ce36">
            <text:p><text:s text:c="3"/>3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752" table:style-name="ce36">
            <text:p><text:s text:c="3"/>7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706" table:style-name="ce36">
            <text:p><text:s text:c="2"/>3 70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19" table:style-name="ce36">
            <text:p><text:s text:c="3"/>31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6093" table:style-name="ce37">
            <text:p><text:s text:c="2"/>6 09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9539" table:style-name="ce37">
            <text:p><text:s text:c="2"/>9 53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920" table:style-name="ce37">
            <text:p><text:s text:c="3"/>92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32433" table:style-name="ce36">
            <text:p><text:s text:c="2"/>32 4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22" table:style-name="ce36">
            <text:p><text:s text:c="3"/>82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5228" table:style-name="ce36">
            <text:p><text:s text:c="2"/>25 2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612" table:style-name="ce36">
            <text:p><text:s text:c="2"/>2 6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0296" table:style-name="ce36">
            <text:p><text:s text:c="2"/>20 29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6305" table:style-name="ce37">
            <text:p><text:s text:c="2"/>16 30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1042" table:style-name="ce38">
            <text:p><text:s text:c="2"/>11 04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6278" table:style-name="ce38">
            <text:p><text:s text:c="2"/>6 27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287" table:style-name="ce37">
            <text:p><text:s text:c="2"/>1 28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379" table:style-name="ce38">
            <text:p><text:s text:c="2"/>10 37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1419" table:style-name="ce36">
            <text:p><text:s text:c="2"/>21 41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045" table:style-name="ce36">
            <text:p><text:s text:c="2"/>7 04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431" table:style-name="ce36">
            <text:p><text:s text:c="2"/>7 43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562" table:style-name="ce36">
            <text:p><text:s text:c="3"/>5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1" table:style-name="ce36">
            <text:p><text:s text:c="3"/>26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076" table:style-name="ce38">
            <text:p><text:s text:c="2"/>5 07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500" table:style-name="ce37">
            <text:p><text:s text:c="3"/>50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479" table:style-name="ce37">
            <text:p><text:s text:c="2"/>10 47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9901" table:style-name="ce37">
            <text:p><text:s text:c="2"/>9 90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86" table:style-name="ce37">
            <text:p><text:s text:c="3"/>18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816" table:style-name="ce36">
            <text:p><text:s text:c="2"/>11 81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4752" table:style-name="ce36">
            <text:p><text:s text:c="2"/>14 75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3363" table:style-name="ce36">
            <text:p><text:s text:c="2"/>13 3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3496" table:style-name="ce36">
            <text:p><text:s text:c="2"/>23 49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0304" table:style-name="ce36">
            <text:p><text:s text:c="2"/>10 30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9809" table:style-name="ce37">
            <text:p><text:s text:c="2"/>19 8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527" table:style-name="ce38">
            <text:p><text:s text:c="2"/>2 52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472" table:style-name="ce38">
            <text:p><text:s text:c="2"/>1 47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5428" table:style-name="ce37">
            <text:p><text:s text:c="2"/>5 42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4313" table:style-name="ce38">
            <text:p><text:s text:c="2"/>44 3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3097" table:style-name="ce36">
            <text:p><text:s text:c="2"/>23 09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664" table:style-name="ce36">
            <text:p><text:s text:c="2"/>3 66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3152" table:style-name="ce36">
            <text:p><text:s text:c="2"/>23 1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6198" table:style-name="ce36">
            <text:p><text:s text:c="2"/>16 19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516" table:style-name="ce36">
            <text:p><text:s text:c="2"/>1 51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879" table:style-name="ce37">
            <text:p><text:s text:c="2"/>9 87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2323" table:style-name="ce38">
            <text:p><text:s text:c="2"/>12 32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673" table:style-name="ce38">
            <text:p><text:s text:c="2"/>2 67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19" table:style-name="ce38">
            <text:p><text:s text:c="3"/>41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910" table:style-name="ce36">
            <text:p><text:s text:c="2"/>1 91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156" table:style-name="ce36">
            <text:p><text:s text:c="2"/>2 15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8" table:style-name="ce36">
            <text:p><text:s text:c="3"/>1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953" table:style-name="ce38">
            <text:p><text:s text:c="2"/>2 95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906" table:style-name="ce37">
            <text:p><text:s text:c="3"/>90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8502" table:style-name="ce37">
            <text:p><text:s text:c="2"/>8 50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4584" table:style-name="ce37">
            <text:p><text:s text:c="2"/>4 58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6" table:style-name="ce37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8724" table:style-name="ce36">
            <text:p><text:s text:c="2"/>18 72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2961" table:style-name="ce36">
            <text:p><text:s text:c="2"/>12 96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095" table:style-name="ce36">
            <text:p><text:s text:c="2"/>2 09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707" table:style-name="ce36">
            <text:p><text:s text:c="2"/>3 70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600" table:style-name="ce36">
            <text:p><text:s text:c="3"/>60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8609" table:style-name="ce37">
            <text:p><text:s text:c="2"/>8 60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6058" table:style-name="ce37">
            <text:p><text:s text:c="2"/>16 05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4646" table:style-name="ce37">
            <text:p><text:s text:c="2"/>4 64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3210" table:style-name="ce37">
            <text:p><text:s text:c="2"/>3 21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3027" table:style-name="ce36">
            <text:p><text:s text:c="2"/>3 027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2136" table:style-name="ce36">
            <text:p><text:s text:c="2"/>2 13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52589" table:style-name="ce36">
            <text:p><text:s text:c="2"/>52 58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864" table:style-name="ce36">
            <text:p><text:s text:c="2"/>1 86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4738" table:style-name="ce37">
            <text:p><text:s text:c="2"/>4 73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863" table:style-name="ce36">
            <text:p><text:s text:c="3"/>86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5" table:style-name="ce36">
            <text:p><text:s text:c="3"/>2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625" table:style-name="ce36">
            <text:p><text:s text:c="2"/>4 62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31747" table:style-name="ce48">
            <text:p><text:s text:c="2"/>731 747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6Z</dc:date>
    <meta:print-date>2006-08-24T11:49:52Z</meta:print-date>
  </office:meta>
</office:document-meta>
</file>